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media-type="image/png" manifest:full-path="media/docsodtimagesheader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automatic-styles>
    <style:style style:name="section_01" style:master-page-name="master_01" style:family="paragraph">
      <style:paragraph-properties fo:line-height="0.5pt" fo:margin-top="0cm" fo:margin-bottom="0cm" fo:padding-top="0cm" fo:padding-bottom="0cm"/>
      <style:text-properties text:display="none" fo:font-size="0.5pt"/>
    </style:style>
    <style:style style:name="s4888171a1-style_44" style:family="table" style:master-page-name="master_01">
      <style:table-properties table:border-model="collapsing" fo:break-before="page" table:align="left"/>
    </style:style>
    <style:style style:name="s4888171a1-style_46" style:family="table-row"/>
    <style:style style:name="s4888171a1-style_47" style:family="table-cell"/>
    <style:style style:name="s4888171a1-style_48" style:family="paragraph">
      <style:paragraph-properties fo:padding-bottom="0pt" fo:padding-left="0pt" fo:padding-right="0pt" fo:padding-top="0pt" fo:text-align="center"/>
      <style:text-properties fo:font-family="'Arial'" fo:font-size="18pt" fo:font-weight="bold"/>
    </style:style>
    <style:style style:name="s4888171a1-style_49" style:family="text"/>
    <style:style style:name="s4888171a1-style_50" style:family="table">
      <style:table-properties table:border-model="collapsing" style:width="225pt" fo:margin-bottom="auto" fo:margin-left="auto" fo:margin-right="auto" fo:margin-top="18.75pt" table:align="center"/>
    </style:style>
    <style:style style:name="s4888171a1-style_52" style:family="table-row"/>
    <style:style style:name="s4888171a1-style_5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54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4888171a1-style_55" style:family="text"/>
    <style:style style:name="s4888171a1-style_56" style:family="table-row"/>
    <style:style style:name="s4888171a1-style_57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58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4888171a1-style_59" style:family="text"/>
    <style:style style:name="s4888171a1-style_60" style:family="table">
      <style:table-properties table:border-model="collapsing" style:width="225pt" fo:margin-bottom="auto" fo:margin-left="auto" fo:margin-right="auto" fo:margin-top="18.75pt" table:align="center"/>
    </style:style>
    <style:style style:name="s4888171a1-style_62" style:family="table-row"/>
    <style:style style:name="s4888171a1-style_6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64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4888171a1-style_65" style:family="text"/>
    <style:style style:name="s4888171a1-style_66" style:family="table-row"/>
    <style:style style:name="s4888171a1-style_67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68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4888171a1-style_69" style:family="text"/>
    <style:style style:name="s4888171a1-style_70" style:family="table">
      <style:table-properties table:border-model="collapsing" style:width="225pt" fo:margin-bottom="auto" fo:margin-left="auto" fo:margin-right="auto" fo:margin-top="18.75pt" table:align="center"/>
    </style:style>
    <style:style style:name="s4888171a1-style_72" style:family="table-row"/>
    <style:style style:name="s4888171a1-style_7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74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4888171a1-style_75" style:family="text"/>
    <style:style style:name="s4888171a1-style_76" style:family="table-row"/>
    <style:style style:name="s4888171a1-style_77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78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4888171a1-style_79" style:family="text"/>
    <style:style style:name="s4888171a1-style_80" style:family="table">
      <style:table-properties table:border-model="collapsing" style:width="225pt" fo:margin-bottom="auto" fo:margin-left="auto" fo:margin-right="auto" fo:margin-top="18.75pt" table:align="center"/>
    </style:style>
    <style:style style:name="s4888171a1-style_82" style:family="table-row"/>
    <style:style style:name="s4888171a1-style_8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84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4888171a1-style_85" style:family="text"/>
    <style:style style:name="s4888171a1-style_86" style:family="table-row"/>
    <style:style style:name="s4888171a1-style_87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88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4888171a1-style_89" style:family="text"/>
    <style:style style:name="s4888171a1-style_90" style:family="table">
      <style:table-properties table:border-model="collapsing" style:width="225pt" fo:margin-bottom="auto" fo:margin-left="auto" fo:margin-right="auto" fo:margin-top="18.75pt" table:align="center"/>
    </style:style>
    <style:style style:name="s4888171a1-style_92" style:family="table-row"/>
    <style:style style:name="s4888171a1-style_9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94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4888171a1-style_95" style:family="text"/>
    <style:style style:name="s4888171a1-style_96" style:family="table-row"/>
    <style:style style:name="s4888171a1-style_97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98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4888171a1-style_99" style:family="text"/>
    <style:style style:name="s4888171a1-style_100" style:family="paragraph">
      <style:paragraph-properties fo:padding-bottom="0pt" fo:padding-left="0pt" fo:padding-right="0pt" fo:padding-top="0pt" fo:break-before="page" fo:text-align="left"/>
    </style:style>
    <style:style style:name="s4888171a1-style_101" style:family="text">
      <style:text-properties fo:font-weight="bold" fo:font-family="'Arial Black'" fo:font-size="15pt"/>
    </style:style>
    <style:style style:name="s4888171a1-style_102" style:family="text"/>
    <style:style style:name="s4888171a1-style_103" style:family="text">
      <style:text-properties fo:color="#0000cc" style:text-underline-type="single"/>
    </style:style>
    <style:style style:name="s4888171a1-style_104" style:family="text">
      <style:text-properties fo:color="#0000cc" style:text-underline-type="single"/>
    </style:style>
    <style:style style:name="s4888171a1-style_105" style:family="paragraph">
      <style:paragraph-properties fo:padding-bottom="0pt" fo:padding-left="0pt" fo:padding-right="0pt" fo:padding-top="0pt" fo:break-before="page"/>
    </style:style>
    <style:style style:name="s4888171a1-style_106" style:family="text"/>
    <style:style style:name="s4888171a1-style_107" style:family="text">
      <style:text-properties fo:font-family="'Arial'" fo:font-size="13.5pt" style:text-underline-type="single"/>
    </style:style>
    <style:style style:name="s4888171a1-style_108" style:family="table">
      <style:table-properties table:border-model="collapsing" table:align="left"/>
    </style:style>
    <style:style style:name="s4888171a1-style_110" style:family="table-row"/>
    <style:style style:name="s4888171a1-style_111" style:family="table-cell"/>
    <style:style style:name="s4888171a1-style_112" style:family="paragraph">
      <style:paragraph-properties fo:padding-bottom="0pt" fo:padding-left="0pt" fo:padding-right="0pt" fo:padding-top="0pt"/>
    </style:style>
    <style:style style:name="s4888171a1-style_113" style:family="text"/>
    <style:style style:name="s4888171a1-style_114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11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4888171a1-style_116" style:family="text"/>
    <style:style style:name="s4888171a1-style_117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11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4888171a1-style_119" style:family="text"/>
    <style:style style:name="s4888171a1-style_120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12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4888171a1-style_122" style:family="text"/>
    <style:style style:name="s4888171a1-style_123" style:family="table-row"/>
    <style:style style:name="s4888171a1-style_124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12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4888171a1-style_126" style:family="text"/>
    <style:style style:name="s4888171a1-style_127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12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4888171a1-style_129" style:family="text"/>
    <style:style style:name="s4888171a1-style_130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13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4888171a1-style_132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13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4888171a1-style_134" style:family="table-row"/>
    <style:style style:name="s4888171a1-style_135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13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4888171a1-style_137" style:family="text"/>
    <style:style style:name="s4888171a1-style_138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13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4888171a1-style_140" style:family="text"/>
    <style:style style:name="s4888171a1-style_141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14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4888171a1-style_143" style:family="text"/>
    <style:style style:name="s4888171a1-style_144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14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4888171a1-style_146" style:family="text"/>
    <style:style style:name="s4888171a1-style_147" style:family="table-row"/>
    <style:style style:name="s4888171a1-style_148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14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4888171a1-style_150" style:family="text"/>
    <style:style style:name="s4888171a1-style_151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15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4888171a1-style_153" style:family="text"/>
    <style:style style:name="s4888171a1-style_154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15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4888171a1-style_156" style:family="text"/>
    <style:style style:name="s4888171a1-style_157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15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4888171a1-style_159" style:family="text"/>
    <style:style style:name="s4888171a1-style_160" style:family="table-row"/>
    <style:style style:name="s4888171a1-style_16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16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4888171a1-style_163" style:family="text"/>
    <style:style style:name="s4888171a1-style_164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165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166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167" style:family="table">
      <style:table-properties table:border-model="collapsing" table:align="left"/>
    </style:style>
    <style:style style:name="s4888171a1-style_169" style:family="table-row"/>
    <style:style style:name="s4888171a1-style_170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171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9pt" fo:font-weight="bold"/>
    </style:style>
    <style:style style:name="s4888171a1-style_172" style:family="text"/>
    <style:style style:name="s4888171a1-style_173" style:family="table-row"/>
    <style:style style:name="s4888171a1-style_174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17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4888171a1-style_176" style:family="text"/>
    <style:style style:name="s4888171a1-style_177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17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4888171a1-style_179" style:family="text"/>
    <style:style style:name="s4888171a1-style_180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18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4888171a1-style_182" style:family="text"/>
    <style:style style:name="s4888171a1-style_18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18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4888171a1-style_185" style:family="text"/>
    <style:style style:name="s4888171a1-style_186" style:family="table-row"/>
    <style:style style:name="s4888171a1-style_187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18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4888171a1-style_189" style:family="text"/>
    <style:style style:name="s4888171a1-style_190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19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4888171a1-style_192" style:family="text"/>
    <style:style style:name="s4888171a1-style_193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19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4888171a1-style_195" style:family="text"/>
    <style:style style:name="s4888171a1-style_196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19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4888171a1-style_198" style:family="text"/>
    <style:style style:name="s4888171a1-style_199" style:family="table-row"/>
    <style:style style:name="s4888171a1-style_200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20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4888171a1-style_202" style:family="text"/>
    <style:style style:name="s4888171a1-style_203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20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4888171a1-style_205" style:family="text"/>
    <style:style style:name="s4888171a1-style_206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20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4888171a1-style_208" style:family="text"/>
    <style:style style:name="s4888171a1-style_209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21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4888171a1-style_211" style:family="text"/>
    <style:style style:name="s4888171a1-style_212" style:family="text"/>
    <style:style style:name="s4888171a1-style_213" style:family="text">
      <style:text-properties fo:color="#0000cc" style:text-underline-type="single"/>
    </style:style>
    <style:style style:name="s4888171a1-style_214" style:family="text">
      <style:text-properties fo:color="#0000cc" style:text-underline-type="single"/>
    </style:style>
    <style:style style:name="s4888171a1-style_215" style:family="paragraph">
      <style:paragraph-properties fo:padding-bottom="0pt" fo:padding-left="0pt" fo:padding-right="0pt" fo:padding-top="0pt" fo:break-before="page"/>
    </style:style>
    <style:style style:name="s4888171a1-style_216" style:family="text"/>
    <style:style style:name="s4888171a1-style_217" style:family="text">
      <style:text-properties fo:font-family="'Arial'" fo:font-size="13.5pt" style:text-underline-type="single"/>
    </style:style>
    <style:style style:name="s4888171a1-style_218" style:family="table">
      <style:table-properties table:border-model="collapsing" table:align="left"/>
    </style:style>
    <style:style style:name="s4888171a1-style_220" style:family="table-row"/>
    <style:style style:name="s4888171a1-style_22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22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4888171a1-style_223" style:family="text"/>
    <style:style style:name="s4888171a1-style_224" style:family="table-row"/>
    <style:style style:name="s4888171a1-style_225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22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4888171a1-style_227" style:family="text"/>
    <style:style style:name="s4888171a1-style_228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22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4888171a1-style_230" style:family="text"/>
    <style:style style:name="s4888171a1-style_23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23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4888171a1-style_233" style:family="text"/>
    <style:style style:name="s4888171a1-style_234" style:family="table-row"/>
    <style:style style:name="s4888171a1-style_235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23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4888171a1-style_237" style:family="text"/>
    <style:style style:name="s4888171a1-style_238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23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4888171a1-style_240" style:family="text"/>
    <style:style style:name="s4888171a1-style_241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24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4888171a1-style_243" style:family="text"/>
    <style:style style:name="s4888171a1-style_244" style:family="table-row"/>
    <style:style style:name="s4888171a1-style_245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24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4888171a1-style_247" style:family="text"/>
    <style:style style:name="s4888171a1-style_248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24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4888171a1-style_250" style:family="text"/>
    <style:style style:name="s4888171a1-style_251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25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4888171a1-style_253" style:family="text"/>
    <style:style style:name="s4888171a1-style_254" style:family="table-row"/>
    <style:style style:name="s4888171a1-style_255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25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4888171a1-style_257" style:family="text"/>
    <style:style style:name="s4888171a1-style_258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25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4888171a1-style_260" style:family="text"/>
    <style:style style:name="s4888171a1-style_261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26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4888171a1-style_263" style:family="text"/>
    <style:style style:name="s4888171a1-style_264" style:family="table-row"/>
    <style:style style:name="s4888171a1-style_265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26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4888171a1-style_267" style:family="text"/>
    <style:style style:name="s4888171a1-style_268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26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4888171a1-style_270" style:family="text"/>
    <style:style style:name="s4888171a1-style_271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27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4888171a1-style_273" style:family="text"/>
    <style:style style:name="s4888171a1-style_274" style:family="table-row"/>
    <style:style style:name="s4888171a1-style_275" style:family="table-cell"/>
    <style:style style:name="s4888171a1-style_276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27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4888171a1-style_278" style:family="text"/>
    <style:style style:name="s4888171a1-style_279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28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4888171a1-style_281" style:family="text"/>
    <style:style style:name="s4888171a1-style_282" style:family="text"/>
    <style:style style:name="s4888171a1-style_283" style:family="text">
      <style:text-properties fo:color="#0000cc" style:text-underline-type="single"/>
    </style:style>
    <style:style style:name="s4888171a1-style_284" style:family="text">
      <style:text-properties fo:color="#0000cc" style:text-underline-type="single"/>
    </style:style>
    <style:style style:name="s4888171a1-style_285" style:family="paragraph">
      <style:paragraph-properties fo:padding-bottom="0pt" fo:padding-left="0pt" fo:padding-right="0pt" fo:padding-top="0pt"/>
    </style:style>
    <style:style style:name="s4888171a1-style_286" style:family="text"/>
    <style:style style:name="s4888171a1-style_287" style:family="text">
      <style:text-properties fo:font-family="'Arial'" fo:font-size="13.5pt" style:text-underline-type="single"/>
    </style:style>
    <style:style style:name="s4888171a1-style_289" style:family="paragraph">
      <style:paragraph-properties fo:padding-bottom="0pt" fo:padding-left="0pt" fo:padding-right="0pt" fo:padding-top="0pt"/>
      <style:text-properties fo:font-size="10.5pt" fo:font-family="'Arial'"/>
    </style:style>
    <style:style style:name="s4888171a1-style_292" style:family="paragraph">
      <style:text-properties fo:font-size="10.5pt" fo:font-family="'Arial'"/>
    </style:style>
    <style:style style:name="s4888171a1-style_294" style:family="text">
      <style:text-properties fo:font-size="10.5pt" fo:font-family="'Arial'" fo:font-weight="bold"/>
    </style:style>
    <style:style style:name="s4888171a1-style_295" style:family="paragraph">
      <style:text-properties fo:font-size="10.5pt" fo:font-family="'Arial'"/>
    </style:style>
    <style:style style:name="s4888171a1-style_297" style:family="text">
      <style:text-properties fo:font-size="10.5pt" fo:font-family="'Arial'" fo:font-weight="bold"/>
    </style:style>
    <style:style style:name="s4888171a1-style_298" style:family="paragraph">
      <style:paragraph-properties fo:padding-bottom="0pt" fo:padding-left="0pt" fo:padding-right="0pt" fo:padding-top="0pt"/>
      <style:text-properties fo:font-size="10.5pt" fo:font-family="'Arial'"/>
    </style:style>
    <style:style style:name="s4888171a1-style_299" style:family="text">
      <style:text-properties fo:font-size="10.5pt" fo:font-family="'Arial'" fo:font-style="italic"/>
    </style:style>
    <style:style style:name="s4888171a1-style_300" style:family="text">
      <style:text-properties fo:font-size="10.5pt" fo:font-style="italic" fo:font-family="'Arial'" fo:font-weight="bold"/>
    </style:style>
    <style:style style:name="s4888171a1-style_301" style:family="text"/>
    <style:style style:name="s4888171a1-style_302" style:family="text">
      <style:text-properties fo:color="#0000cc" style:text-underline-type="single"/>
    </style:style>
    <style:style style:name="s4888171a1-style_303" style:family="text">
      <style:text-properties fo:color="#0000cc" style:text-underline-type="single"/>
    </style:style>
    <style:style style:name="s4888171a1-style_304" style:family="paragraph">
      <style:paragraph-properties fo:padding-bottom="0pt" fo:padding-left="0pt" fo:padding-right="0pt" fo:padding-top="0pt"/>
    </style:style>
    <style:style style:name="s4888171a1-style_305" style:family="text"/>
    <style:style style:name="s4888171a1-style_306" style:family="text">
      <style:text-properties fo:font-family="'Arial'" fo:font-size="13.5pt" style:text-underline-type="single"/>
    </style:style>
    <style:style style:name="s4888171a1-style_307" style:family="paragraph">
      <style:paragraph-properties fo:padding-bottom="0pt" fo:padding-left="0pt" fo:padding-right="0pt" fo:padding-top="0pt"/>
    </style:style>
    <style:style style:name="s4888171a1-style_308" style:family="text">
      <style:text-properties fo:font-family="'Arial'" fo:font-size="10.5pt"/>
    </style:style>
    <style:style style:name="s4888171a1-style_309" style:family="table">
      <style:table-properties table:border-model="collapsing" table:align="left"/>
    </style:style>
    <style:style style:name="s4888171a1-style_311" style:family="table-row"/>
    <style:style style:name="s4888171a1-style_312" style:family="table-cell">
      <style:table-cell-properties style:vertical-align="middle"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313" style:family="paragraph">
      <style:paragraph-properties fo:padding-bottom="0pt" fo:padding-left="0pt" fo:padding-right="0pt" fo:padding-top="0pt" fo:text-align="center"/>
    </style:style>
    <style:style style:name="s4888171a1-style_314" style:family="text">
      <style:text-properties fo:font-family="'Arial'" fo:font-size="12pt" fo:font-weight="bold"/>
    </style:style>
    <style:style style:name="s4888171a1-style_315" style:family="text">
      <style:text-properties fo:font-family="'Arial'" fo:font-size="6pt" fo:font-weight="bold"/>
    </style:style>
    <style:style style:name="s4888171a1-style_316" style:family="text">
      <style:text-properties fo:font-family="'Arial'" fo:font-size="12pt" fo:font-weight="bold"/>
    </style:style>
    <style:style style:name="s4888171a1-style_317" style:family="text">
      <style:text-properties fo:font-family="'Arial'" fo:font-size="12pt" fo:font-weight="bold"/>
    </style:style>
    <style:style style:name="s4888171a1-style_318" style:family="text">
      <style:text-properties fo:font-family="'Arial'" fo:font-size="6pt" fo:font-weight="bold"/>
    </style:style>
    <style:style style:name="s4888171a1-style_319" style:family="text">
      <style:text-properties fo:font-family="'Arial'" fo:font-size="12pt" fo:font-weight="bold"/>
    </style:style>
    <style:style style:name="s4888171a1-style_320" style:family="text">
      <style:text-properties fo:font-family="'Arial'" fo:font-size="6pt" fo:font-weight="bold"/>
    </style:style>
    <style:style style:name="s4888171a1-style_321" style:family="text">
      <style:text-properties fo:font-family="'Arial'" fo:font-size="12pt" fo:font-weight="bold"/>
    </style:style>
    <style:style style:name="s4888171a1-style_322" style:family="text">
      <style:text-properties fo:font-family="'Arial'" fo:font-size="12pt" fo:font-weight="bold"/>
    </style:style>
    <style:style style:name="s4888171a1-style_323" style:family="text">
      <style:text-properties fo:font-family="'Arial'" fo:font-size="6pt" fo:font-weight="bold"/>
    </style:style>
    <style:style style:name="s4888171a1-style_324" style:family="text">
      <style:text-properties fo:font-family="'Arial'" fo:font-size="12pt" fo:font-weight="bold"/>
    </style:style>
    <style:style style:name="s4888171a1-style_325" style:family="text">
      <style:text-properties fo:font-family="'Arial'" fo:font-size="6pt" fo:font-weight="bold"/>
    </style:style>
    <style:style style:name="s4888171a1-style_326" style:family="text">
      <style:text-properties fo:font-family="'Arial'" fo:font-size="12pt" fo:font-weight="bold"/>
    </style:style>
    <style:style style:name="s4888171a1-style_327" style:family="text">
      <style:text-properties fo:font-family="'Arial'" fo:font-size="12pt" fo:font-weight="bold"/>
    </style:style>
    <style:style style:name="s4888171a1-style_328" style:family="text">
      <style:text-properties fo:font-family="'Arial'" fo:font-size="6pt" fo:font-weight="bold"/>
    </style:style>
    <style:style style:name="s4888171a1-style_329" style:family="text">
      <style:text-properties fo:font-family="'Arial'" fo:font-size="12pt" fo:font-weight="bold"/>
    </style:style>
    <style:style style:name="s4888171a1-style_330" style:family="text">
      <style:text-properties fo:font-family="'Arial'" fo:font-size="6pt" fo:font-weight="bold"/>
    </style:style>
    <style:style style:name="s4888171a1-style_331" style:family="text">
      <style:text-properties fo:font-family="'Arial'" fo:font-size="12pt" fo:font-weight="bold"/>
    </style:style>
    <style:style style:name="s4888171a1-style_332" style:family="text">
      <style:text-properties fo:font-family="'Arial'" fo:font-size="12pt" fo:font-weight="bold"/>
    </style:style>
    <style:style style:name="s4888171a1-style_333" style:family="text">
      <style:text-properties fo:font-family="'Arial'" fo:font-size="6pt" fo:font-weight="bold"/>
    </style:style>
    <style:style style:name="s4888171a1-style_334" style:family="text">
      <style:text-properties fo:font-family="'Arial'" fo:font-size="12pt" fo:font-weight="bold"/>
    </style:style>
    <style:style style:name="s4888171a1-style_335" style:family="text">
      <style:text-properties fo:font-family="'Arial'" fo:font-size="6pt" fo:font-weight="bold"/>
    </style:style>
    <style:style style:name="s4888171a1-style_336" style:family="text">
      <style:text-properties fo:font-family="'Arial'" fo:font-size="12pt" fo:font-weight="bold"/>
    </style:style>
    <style:style style:name="s4888171a1-style_337" style:family="paragraph">
      <style:paragraph-properties fo:padding-bottom="0pt" fo:padding-left="0pt" fo:padding-right="0pt" fo:padding-top="0pt"/>
    </style:style>
    <style:style style:name="s4888171a1-style_338" style:family="text">
      <style:text-properties fo:font-family="'Arial'" fo:font-size="10.5pt"/>
    </style:style>
    <style:style style:name="s4888171a1-style_339" style:family="text"/>
    <style:style style:name="s4888171a1-style_340" style:family="text">
      <style:text-properties fo:color="#0000cc" style:text-underline-type="single"/>
    </style:style>
    <style:style style:name="s4888171a1-style_341" style:family="text">
      <style:text-properties fo:color="#0000cc" style:text-underline-type="single"/>
    </style:style>
    <style:style style:name="s4888171a1-style_342" style:family="paragraph">
      <style:paragraph-properties fo:padding-bottom="0pt" fo:padding-left="0pt" fo:padding-right="0pt" fo:padding-top="0pt"/>
    </style:style>
    <style:style style:name="s4888171a1-style_343" style:family="text"/>
    <style:style style:name="s4888171a1-style_344" style:family="text">
      <style:text-properties fo:font-family="'Arial'" fo:font-size="13.5pt" style:text-underline-type="single"/>
    </style:style>
    <style:style style:name="s4888171a1-style_346" style:family="paragraph">
      <style:paragraph-properties fo:padding-bottom="0pt" fo:padding-left="0pt" fo:padding-right="0pt" fo:padding-top="0pt"/>
      <style:text-properties fo:font-size="10.5pt" fo:font-family="'Arial'"/>
    </style:style>
    <style:style style:name="s4888171a1-style_349" style:family="paragraph">
      <style:text-properties fo:font-size="10.5pt" fo:font-family="'Arial'"/>
    </style:style>
    <style:style style:name="s4888171a1-style_351" style:family="text">
      <style:text-properties fo:font-size="10.5pt" fo:font-family="'Arial'" fo:font-weight="bold"/>
    </style:style>
    <style:style style:name="s4888171a1-style_352" style:family="paragraph">
      <style:text-properties fo:font-size="10.5pt" fo:font-family="'Arial'"/>
    </style:style>
    <style:style style:name="s4888171a1-style_354" style:family="text">
      <style:text-properties fo:font-size="10.5pt" fo:font-family="'Arial'" fo:font-weight="bold"/>
    </style:style>
    <style:style style:name="s4888171a1-style_355" style:family="paragraph">
      <style:paragraph-properties fo:padding-bottom="0pt" fo:padding-left="0pt" fo:padding-right="0pt" fo:padding-top="0pt"/>
      <style:text-properties fo:font-size="10.5pt" fo:font-family="'Arial'"/>
    </style:style>
    <style:style style:name="s4888171a1-style_356" style:family="text">
      <style:text-properties fo:font-size="10.5pt" fo:font-family="'Arial'" fo:font-style="italic"/>
    </style:style>
    <style:style style:name="s4888171a1-style_357" style:family="text">
      <style:text-properties fo:font-size="10.5pt" fo:font-style="italic" fo:font-family="'Arial'" fo:font-weight="bold"/>
    </style:style>
    <style:style style:name="s4888171a1-style_358" style:family="paragraph">
      <style:paragraph-properties fo:padding-bottom="0pt" fo:padding-left="0pt" fo:padding-right="0pt" fo:padding-top="0pt"/>
      <style:text-properties fo:font-size="10.5pt" fo:font-family="'Arial'"/>
    </style:style>
    <style:style style:name="s4888171a1-style_359" style:family="text">
      <style:text-properties fo:font-size="10.5pt" fo:font-family="'Arial'" fo:font-style="italic"/>
    </style:style>
    <style:style style:name="s4888171a1-style_360" style:family="text">
      <style:text-properties fo:font-size="10.5pt" fo:font-style="italic" fo:font-family="'Arial'" fo:font-weight="bold"/>
    </style:style>
    <style:style style:name="s4888171a1-style_361" style:family="paragraph">
      <style:paragraph-properties fo:padding-bottom="0pt" fo:padding-left="0pt" fo:padding-right="0pt" fo:padding-top="0pt"/>
      <style:text-properties fo:font-size="10.5pt" fo:font-family="'Arial'"/>
    </style:style>
    <style:style style:name="s4888171a1-style_362" style:family="text">
      <style:text-properties fo:font-size="10.5pt" fo:font-family="'Arial'" fo:font-style="italic"/>
    </style:style>
    <style:style style:name="s4888171a1-style_363" style:family="text">
      <style:text-properties fo:font-size="10.5pt" fo:font-style="italic" fo:font-family="'Arial'" fo:font-weight="bold"/>
    </style:style>
    <style:style style:name="s4888171a1-style_364" style:family="text"/>
    <style:style style:name="s4888171a1-style_365" style:family="text">
      <style:text-properties fo:color="#0000cc" style:text-underline-type="single"/>
    </style:style>
    <style:style style:name="s4888171a1-style_366" style:family="text">
      <style:text-properties fo:color="#0000cc" style:text-underline-type="single"/>
    </style:style>
    <style:style style:name="s4888171a1-style_367" style:family="paragraph">
      <style:paragraph-properties fo:padding-bottom="0pt" fo:padding-left="0pt" fo:padding-right="0pt" fo:padding-top="0pt" fo:break-before="page"/>
    </style:style>
    <style:style style:name="s4888171a1-style_368" style:family="text"/>
    <style:style style:name="s4888171a1-style_369" style:family="text">
      <style:text-properties fo:font-family="'Arial'" fo:font-size="13.5pt" style:text-underline-type="single"/>
    </style:style>
    <style:style style:name="s4888171a1-style_370" style:family="paragraph">
      <style:paragraph-properties fo:padding-bottom="0pt" fo:padding-left="0pt" fo:padding-right="0pt" fo:padding-top="0pt"/>
    </style:style>
    <style:style style:name="s4888171a1-style_371" style:family="text">
      <style:text-properties fo:font-family="'Arial'" fo:font-size="12pt"/>
    </style:style>
    <style:style style:name="s4888171a1-style_372" style:family="table">
      <style:table-properties table:border-model="collapsing" table:align="left"/>
    </style:style>
    <style:style style:name="s4888171a1-style_374" style:family="table-row"/>
    <style:style style:name="s4888171a1-style_375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37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4888171a1-style_377" style:family="text"/>
    <style:style style:name="s4888171a1-style_378" style:family="table-row"/>
    <style:style style:name="s4888171a1-style_379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38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4888171a1-style_381" style:family="text"/>
    <style:style style:name="s4888171a1-style_382" style:family="table-row"/>
    <style:style style:name="s4888171a1-style_383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384" style:family="paragraph">
      <style:paragraph-properties fo:padding-bottom="0pt" fo:padding-left="0pt" fo:padding-right="0pt" fo:padding-top="0pt"/>
    </style:style>
    <style:style style:name="s4888171a1-style_385" style:family="text"/>
    <style:style style:name="s4888171a1-style_386" style:family="table-row"/>
    <style:style style:name="s4888171a1-style_387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38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389" style:family="text"/>
    <style:style style:name="s4888171a1-style_390" style:family="table-row"/>
    <style:style style:name="s4888171a1-style_391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39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393" style:family="text"/>
    <style:style style:name="s4888171a1-style_394" style:family="table-row"/>
    <style:style style:name="s4888171a1-style_395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39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397" style:family="text"/>
    <style:style style:name="s4888171a1-style_398" style:family="table-row"/>
    <style:style style:name="s4888171a1-style_399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40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401" style:family="text"/>
    <style:style style:name="s4888171a1-style_402" style:family="table-row"/>
    <style:style style:name="s4888171a1-style_403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40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405" style:family="text"/>
    <style:style style:name="s4888171a1-style_406" style:family="table-row"/>
    <style:style style:name="s4888171a1-style_407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408" style:family="paragraph">
      <style:paragraph-properties fo:padding-bottom="0pt" fo:padding-left="0pt" fo:padding-right="0pt" fo:padding-top="0pt"/>
    </style:style>
    <style:style style:name="s4888171a1-style_409" style:family="text"/>
    <style:style style:name="s4888171a1-style_410" style:family="table-row"/>
    <style:style style:name="s4888171a1-style_411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41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413" style:family="text"/>
    <style:style style:name="s4888171a1-style_414" style:family="table-row"/>
    <style:style style:name="s4888171a1-style_415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41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417" style:family="text"/>
    <style:style style:name="s4888171a1-style_418" style:family="table-row"/>
    <style:style style:name="s4888171a1-style_419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42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421" style:family="text"/>
    <style:style style:name="s4888171a1-style_422" style:family="table-row"/>
    <style:style style:name="s4888171a1-style_423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42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425" style:family="text"/>
    <style:style style:name="s4888171a1-style_426" style:family="table-row"/>
    <style:style style:name="s4888171a1-style_427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42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429" style:family="text"/>
    <style:style style:name="s4888171a1-style_430" style:family="table-row"/>
    <style:style style:name="s4888171a1-style_43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43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4888171a1-style_433" style:family="text"/>
    <style:style style:name="s4888171a1-style_434" style:family="table-row"/>
    <style:style style:name="s4888171a1-style_435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436" style:family="paragraph">
      <style:paragraph-properties fo:padding-bottom="0pt" fo:padding-left="0pt" fo:padding-right="0pt" fo:padding-top="0pt"/>
    </style:style>
    <style:style style:name="s4888171a1-style_437" style:family="text"/>
    <style:style style:name="s4888171a1-style_438" style:family="table-row"/>
    <style:style style:name="s4888171a1-style_439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44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441" style:family="text"/>
    <style:style style:name="s4888171a1-style_442" style:family="table-row"/>
    <style:style style:name="s4888171a1-style_443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44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445" style:family="text"/>
    <style:style style:name="s4888171a1-style_446" style:family="table-row"/>
    <style:style style:name="s4888171a1-style_447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44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449" style:family="text"/>
    <style:style style:name="s4888171a1-style_450" style:family="table-row"/>
    <style:style style:name="s4888171a1-style_451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45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453" style:family="text"/>
    <style:style style:name="s4888171a1-style_454" style:family="table-row"/>
    <style:style style:name="s4888171a1-style_455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45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457" style:family="text"/>
    <style:style style:name="s4888171a1-style_458" style:family="table-row"/>
    <style:style style:name="s4888171a1-style_459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460" style:family="paragraph">
      <style:paragraph-properties fo:padding-bottom="0pt" fo:padding-left="0pt" fo:padding-right="0pt" fo:padding-top="0pt"/>
    </style:style>
    <style:style style:name="s4888171a1-style_461" style:family="text"/>
    <style:style style:name="s4888171a1-style_462" style:family="table-row"/>
    <style:style style:name="s4888171a1-style_463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46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465" style:family="text"/>
    <style:style style:name="s4888171a1-style_466" style:family="table-row"/>
    <style:style style:name="s4888171a1-style_467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46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469" style:family="text"/>
    <style:style style:name="s4888171a1-style_470" style:family="table-row"/>
    <style:style style:name="s4888171a1-style_471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47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473" style:family="text"/>
    <style:style style:name="s4888171a1-style_474" style:family="table-row"/>
    <style:style style:name="s4888171a1-style_475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47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477" style:family="text"/>
    <style:style style:name="s4888171a1-style_478" style:family="table-row"/>
    <style:style style:name="s4888171a1-style_479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48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481" style:family="text"/>
    <style:style style:name="s4888171a1-style_482" style:family="table-row"/>
    <style:style style:name="s4888171a1-style_48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48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4888171a1-style_485" style:family="text"/>
    <style:style style:name="s4888171a1-style_486" style:family="table-row"/>
    <style:style style:name="s4888171a1-style_487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488" style:family="paragraph">
      <style:paragraph-properties fo:padding-bottom="0pt" fo:padding-left="0pt" fo:padding-right="0pt" fo:padding-top="0pt"/>
    </style:style>
    <style:style style:name="s4888171a1-style_489" style:family="text"/>
    <style:style style:name="s4888171a1-style_490" style:family="table-row"/>
    <style:style style:name="s4888171a1-style_491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49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493" style:family="text"/>
    <style:style style:name="s4888171a1-style_494" style:family="table-row"/>
    <style:style style:name="s4888171a1-style_495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49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497" style:family="text"/>
    <style:style style:name="s4888171a1-style_498" style:family="table-row"/>
    <style:style style:name="s4888171a1-style_499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50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501" style:family="text"/>
    <style:style style:name="s4888171a1-style_502" style:family="table-row"/>
    <style:style style:name="s4888171a1-style_503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50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505" style:family="text"/>
    <style:style style:name="s4888171a1-style_506" style:family="table-row"/>
    <style:style style:name="s4888171a1-style_507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508" style:family="paragraph">
      <style:paragraph-properties fo:padding-bottom="0pt" fo:padding-left="0pt" fo:padding-right="0pt" fo:padding-top="0pt"/>
    </style:style>
    <style:style style:name="s4888171a1-style_509" style:family="text"/>
    <style:style style:name="s4888171a1-style_510" style:family="table-row"/>
    <style:style style:name="s4888171a1-style_511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51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513" style:family="text"/>
    <style:style style:name="s4888171a1-style_514" style:family="table-row"/>
    <style:style style:name="s4888171a1-style_515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51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517" style:family="text"/>
    <style:style style:name="s4888171a1-style_518" style:family="table-row"/>
    <style:style style:name="s4888171a1-style_519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52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521" style:family="text"/>
    <style:style style:name="s4888171a1-style_522" style:family="table-row"/>
    <style:style style:name="s4888171a1-style_523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52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525" style:family="text"/>
    <style:style style:name="s4888171a1-style_526" style:family="text"/>
    <style:style style:name="s4888171a1-style_527" style:family="text">
      <style:text-properties fo:color="#0000cc" style:text-underline-type="single"/>
    </style:style>
    <style:style style:name="s4888171a1-style_528" style:family="text">
      <style:text-properties fo:color="#0000cc" style:text-underline-type="single"/>
    </style:style>
    <style:style style:name="s4888171a1-style_529" style:family="paragraph">
      <style:paragraph-properties fo:padding-bottom="0pt" fo:padding-left="0pt" fo:padding-right="0pt" fo:padding-top="0pt" fo:break-before="page"/>
    </style:style>
    <style:style style:name="s4888171a1-style_530" style:family="text"/>
    <style:style style:name="s4888171a1-style_531" style:family="text">
      <style:text-properties fo:font-family="'Arial'" fo:font-size="13.5pt" style:text-underline-type="single"/>
    </style:style>
    <style:style style:name="s4888171a1-style_532" style:family="paragraph">
      <style:paragraph-properties fo:padding-bottom="0pt" fo:padding-left="0pt" fo:padding-right="0pt" fo:padding-top="0pt"/>
    </style:style>
    <style:style style:name="s4888171a1-style_533" style:family="text">
      <style:text-properties fo:font-family="'Arial'" fo:font-size="12pt"/>
    </style:style>
    <style:style style:name="s4888171a1-style_534" style:family="table">
      <style:table-properties table:border-model="collapsing" table:align="left"/>
    </style:style>
    <style:style style:name="s4888171a1-style_536" style:family="table-row"/>
    <style:style style:name="s4888171a1-style_537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53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4888171a1-style_539" style:family="text"/>
    <style:style style:name="s4888171a1-style_540" style:family="table-row"/>
    <style:style style:name="s4888171a1-style_54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54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4888171a1-style_543" style:family="text"/>
    <style:style style:name="s4888171a1-style_544" style:family="table-row"/>
    <style:style style:name="s4888171a1-style_545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546" style:family="paragraph">
      <style:paragraph-properties fo:padding-bottom="0pt" fo:padding-left="0pt" fo:padding-right="0pt" fo:padding-top="0pt"/>
    </style:style>
    <style:style style:name="s4888171a1-style_547" style:family="text"/>
    <style:style style:name="s4888171a1-style_548" style:family="table-row"/>
    <style:style style:name="s4888171a1-style_549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55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551" style:family="text"/>
    <style:style style:name="s4888171a1-style_552" style:family="table-row"/>
    <style:style style:name="s4888171a1-style_553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55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555" style:family="text"/>
    <style:style style:name="s4888171a1-style_556" style:family="table-row"/>
    <style:style style:name="s4888171a1-style_557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55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559" style:family="text"/>
    <style:style style:name="s4888171a1-style_560" style:family="table-row"/>
    <style:style style:name="s4888171a1-style_561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56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563" style:family="text"/>
    <style:style style:name="s4888171a1-style_564" style:family="table-row"/>
    <style:style style:name="s4888171a1-style_565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566" style:family="paragraph">
      <style:paragraph-properties fo:padding-bottom="0pt" fo:padding-left="0pt" fo:padding-right="0pt" fo:padding-top="0pt"/>
    </style:style>
    <style:style style:name="s4888171a1-style_567" style:family="text"/>
    <style:style style:name="s4888171a1-style_568" style:family="table-row"/>
    <style:style style:name="s4888171a1-style_569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57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571" style:family="text"/>
    <style:style style:name="s4888171a1-style_572" style:family="table-row"/>
    <style:style style:name="s4888171a1-style_573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57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575" style:family="text"/>
    <style:style style:name="s4888171a1-style_576" style:family="table-row"/>
    <style:style style:name="s4888171a1-style_577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57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579" style:family="text"/>
    <style:style style:name="s4888171a1-style_580" style:family="table-row"/>
    <style:style style:name="s4888171a1-style_581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58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583" style:family="text"/>
    <style:style style:name="s4888171a1-style_584" style:family="table-row"/>
    <style:style style:name="s4888171a1-style_585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58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4888171a1-style_587" style:family="text"/>
    <style:style style:name="s4888171a1-style_588" style:family="table-row"/>
    <style:style style:name="s4888171a1-style_589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590" style:family="paragraph">
      <style:paragraph-properties fo:padding-bottom="0pt" fo:padding-left="0pt" fo:padding-right="0pt" fo:padding-top="0pt"/>
    </style:style>
    <style:style style:name="s4888171a1-style_591" style:family="text"/>
    <style:style style:name="s4888171a1-style_592" style:family="table-row"/>
    <style:style style:name="s4888171a1-style_593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59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595" style:family="text"/>
    <style:style style:name="s4888171a1-style_596" style:family="table-row"/>
    <style:style style:name="s4888171a1-style_597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59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599" style:family="text"/>
    <style:style style:name="s4888171a1-style_600" style:family="table-row"/>
    <style:style style:name="s4888171a1-style_601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60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603" style:family="text"/>
    <style:style style:name="s4888171a1-style_604" style:family="table-row"/>
    <style:style style:name="s4888171a1-style_605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60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607" style:family="text"/>
    <style:style style:name="s4888171a1-style_608" style:family="table-row"/>
    <style:style style:name="s4888171a1-style_609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610" style:family="paragraph">
      <style:paragraph-properties fo:padding-bottom="0pt" fo:padding-left="0pt" fo:padding-right="0pt" fo:padding-top="0pt"/>
    </style:style>
    <style:style style:name="s4888171a1-style_611" style:family="text"/>
    <style:style style:name="s4888171a1-style_612" style:family="table-row"/>
    <style:style style:name="s4888171a1-style_613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61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615" style:family="text"/>
    <style:style style:name="s4888171a1-style_616" style:family="table-row"/>
    <style:style style:name="s4888171a1-style_617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61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619" style:family="text"/>
    <style:style style:name="s4888171a1-style_620" style:family="table-row"/>
    <style:style style:name="s4888171a1-style_621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62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623" style:family="text"/>
    <style:style style:name="s4888171a1-style_624" style:family="table-row"/>
    <style:style style:name="s4888171a1-style_625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62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627" style:family="text"/>
    <style:style style:name="s4888171a1-style_628" style:family="text"/>
    <style:style style:name="s4888171a1-style_629" style:family="text">
      <style:text-properties fo:color="#0000cc" style:text-underline-type="single"/>
    </style:style>
    <style:style style:name="s4888171a1-style_630" style:family="text">
      <style:text-properties fo:color="#0000cc" style:text-underline-type="single"/>
    </style:style>
    <style:style style:name="s4888171a1-style_631" style:family="paragraph">
      <style:paragraph-properties fo:padding-bottom="0pt" fo:padding-left="0pt" fo:padding-right="0pt" fo:padding-top="0pt" fo:break-before="page"/>
    </style:style>
    <style:style style:name="s4888171a1-style_632" style:family="text"/>
    <style:style style:name="s4888171a1-style_633" style:family="text">
      <style:text-properties fo:font-family="'Arial'" fo:font-size="13.5pt" style:text-underline-type="single"/>
    </style:style>
    <style:style style:name="s4888171a1-style_634" style:family="paragraph">
      <style:paragraph-properties fo:padding-bottom="0pt" fo:padding-left="0pt" fo:padding-right="0pt" fo:padding-top="0pt"/>
    </style:style>
    <style:style style:name="s4888171a1-style_635" style:family="text">
      <style:text-properties fo:font-family="'Arial'" fo:font-size="12pt"/>
    </style:style>
    <style:style style:name="s4888171a1-style_636" style:family="table">
      <style:table-properties table:border-model="collapsing" table:align="left"/>
    </style:style>
    <style:style style:name="s4888171a1-style_638" style:family="table-row"/>
    <style:style style:name="s4888171a1-style_639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64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4888171a1-style_641" style:family="text"/>
    <style:style style:name="s4888171a1-style_642" style:family="table-row"/>
    <style:style style:name="s4888171a1-style_64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64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4888171a1-style_645" style:family="text"/>
    <style:style style:name="s4888171a1-style_646" style:family="table-row"/>
    <style:style style:name="s4888171a1-style_647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648" style:family="paragraph">
      <style:paragraph-properties fo:padding-bottom="0pt" fo:padding-left="0pt" fo:padding-right="0pt" fo:padding-top="0pt"/>
    </style:style>
    <style:style style:name="s4888171a1-style_649" style:family="text"/>
    <style:style style:name="s4888171a1-style_650" style:family="table-row"/>
    <style:style style:name="s4888171a1-style_651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65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653" style:family="text"/>
    <style:style style:name="s4888171a1-style_654" style:family="table-row"/>
    <style:style style:name="s4888171a1-style_655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65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657" style:family="text"/>
    <style:style style:name="s4888171a1-style_658" style:family="table-row"/>
    <style:style style:name="s4888171a1-style_659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660" style:family="paragraph">
      <style:paragraph-properties fo:padding-bottom="0pt" fo:padding-left="0pt" fo:padding-right="0pt" fo:padding-top="0pt"/>
    </style:style>
    <style:style style:name="s4888171a1-style_661" style:family="text"/>
    <style:style style:name="s4888171a1-style_662" style:family="table-row"/>
    <style:style style:name="s4888171a1-style_663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66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665" style:family="text"/>
    <style:style style:name="s4888171a1-style_666" style:family="table-row"/>
    <style:style style:name="s4888171a1-style_667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66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669" style:family="text"/>
    <style:style style:name="s4888171a1-style_670" style:family="table-row"/>
    <style:style style:name="s4888171a1-style_67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67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4888171a1-style_673" style:family="text"/>
    <style:style style:name="s4888171a1-style_674" style:family="table-row"/>
    <style:style style:name="s4888171a1-style_675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676" style:family="paragraph">
      <style:paragraph-properties fo:padding-bottom="0pt" fo:padding-left="0pt" fo:padding-right="0pt" fo:padding-top="0pt"/>
    </style:style>
    <style:style style:name="s4888171a1-style_677" style:family="text"/>
    <style:style style:name="s4888171a1-style_678" style:family="table-row"/>
    <style:style style:name="s4888171a1-style_679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68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681" style:family="text"/>
    <style:style style:name="s4888171a1-style_682" style:family="table-row"/>
    <style:style style:name="s4888171a1-style_683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68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685" style:family="text"/>
    <style:style style:name="s4888171a1-style_686" style:family="table-row"/>
    <style:style style:name="s4888171a1-style_687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68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689" style:family="text"/>
    <style:style style:name="s4888171a1-style_690" style:family="table-row"/>
    <style:style style:name="s4888171a1-style_691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69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693" style:family="text"/>
    <style:style style:name="s4888171a1-style_694" style:family="table-row"/>
    <style:style style:name="s4888171a1-style_695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69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697" style:family="text"/>
    <style:style style:name="s4888171a1-style_698" style:family="table-row"/>
    <style:style style:name="s4888171a1-style_699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700" style:family="paragraph">
      <style:paragraph-properties fo:padding-bottom="0pt" fo:padding-left="0pt" fo:padding-right="0pt" fo:padding-top="0pt"/>
    </style:style>
    <style:style style:name="s4888171a1-style_701" style:family="text"/>
    <style:style style:name="s4888171a1-style_702" style:family="table-row"/>
    <style:style style:name="s4888171a1-style_703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70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705" style:family="text"/>
    <style:style style:name="s4888171a1-style_706" style:family="table-row"/>
    <style:style style:name="s4888171a1-style_707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70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709" style:family="text"/>
    <style:style style:name="s4888171a1-style_710" style:family="table-row"/>
    <style:style style:name="s4888171a1-style_711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71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713" style:family="text"/>
    <style:style style:name="s4888171a1-style_714" style:family="table-row"/>
    <style:style style:name="s4888171a1-style_715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71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717" style:family="text"/>
    <style:style style:name="s4888171a1-style_718" style:family="table-row"/>
    <style:style style:name="s4888171a1-style_719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72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721" style:family="text"/>
    <style:style style:name="s4888171a1-style_722" style:family="text"/>
    <style:style style:name="s4888171a1-style_723" style:family="text">
      <style:text-properties fo:color="#0000cc" style:text-underline-type="single"/>
    </style:style>
    <style:style style:name="s4888171a1-style_724" style:family="text">
      <style:text-properties fo:color="#0000cc" style:text-underline-type="single"/>
    </style:style>
    <style:style style:name="s4888171a1-style_725" style:family="paragraph">
      <style:paragraph-properties fo:padding-bottom="0pt" fo:padding-left="0pt" fo:padding-right="0pt" fo:padding-top="0pt" fo:break-before="page"/>
    </style:style>
    <style:style style:name="s4888171a1-style_726" style:family="text"/>
    <style:style style:name="s4888171a1-style_727" style:family="text">
      <style:text-properties fo:font-family="'Arial'" fo:font-size="13.5pt" style:text-underline-type="single"/>
    </style:style>
    <style:style style:name="s4888171a1-style_728" style:family="paragraph">
      <style:paragraph-properties fo:padding-bottom="0pt" fo:padding-left="0pt" fo:padding-right="0pt" fo:padding-top="0pt"/>
    </style:style>
    <style:style style:name="s4888171a1-style_729" style:family="text">
      <style:text-properties fo:font-family="'Arial'" fo:font-size="12pt"/>
    </style:style>
    <style:style style:name="s4888171a1-style_730" style:family="table">
      <style:table-properties table:border-model="collapsing" table:align="left"/>
    </style:style>
    <style:style style:name="s4888171a1-style_732" style:family="table-row"/>
    <style:style style:name="s4888171a1-style_73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73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4888171a1-style_735" style:family="text"/>
    <style:style style:name="s4888171a1-style_736" style:family="table-row"/>
    <style:style style:name="s4888171a1-style_737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73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4888171a1-style_739" style:family="text"/>
    <style:style style:name="s4888171a1-style_740" style:family="table-row"/>
    <style:style style:name="s4888171a1-style_741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742" style:family="paragraph">
      <style:paragraph-properties fo:padding-bottom="0pt" fo:padding-left="0pt" fo:padding-right="0pt" fo:padding-top="0pt"/>
    </style:style>
    <style:style style:name="s4888171a1-style_743" style:family="text"/>
    <style:style style:name="s4888171a1-style_744" style:family="table-row"/>
    <style:style style:name="s4888171a1-style_745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74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747" style:family="text"/>
    <style:style style:name="s4888171a1-style_748" style:family="table-row"/>
    <style:style style:name="s4888171a1-style_749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750" style:family="paragraph">
      <style:paragraph-properties fo:padding-bottom="0pt" fo:padding-left="0pt" fo:padding-right="0pt" fo:padding-top="0pt"/>
    </style:style>
    <style:style style:name="s4888171a1-style_751" style:family="text"/>
    <style:style style:name="s4888171a1-style_752" style:family="table-row"/>
    <style:style style:name="s4888171a1-style_753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4888171a1-style_75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4888171a1-style_755" style:family="text"/>
    <text:list-style style:name="s4888171a1-list_291">
      <text:list-level-style-bullet text:level="1" text:style-name="docxpresso_bullet" text:bullet-char="•">
        <style:list-level-properties text:list-level-position-and-space-mode="label-alignment">
          <style:list-level-label-alignment text:label-followed-by="listtab" fo:text-indent="-0.635cm" text:list-tab-stop-position="1.27cm" fo:margin-left="1.27cm"/>
        </style:list-level-properties>
      </text:list-level-style-bullet>
    </text:list-style>
    <text:list-style style:name="s4888171a1-list_348">
      <text:list-level-style-bullet text:level="1" text:style-name="docxpresso_bullet" text:bullet-char="•">
        <style:list-level-properties text:list-level-position-and-space-mode="label-alignment">
          <style:list-level-label-alignment text:label-followed-by="listtab" fo:text-indent="-0.635cm" text:list-tab-stop-position="1.27cm" fo:margin-left="1.27cm"/>
        </style:list-level-properties>
      </text:list-level-style-bullet>
    </text:list-style>
  </office:automatic-styles>
  <office:body>
    <office:text text:use-soft-page-breaks="true">
      <table:table table:style-name="s4888171a1-style_44" xml:id="s4888171a1-table_45">
        <table:table-column table:number-columns-repeated="1"/>
        <table:table-row table:style-name="s4888171a1-style_46" xml:id="s4888171a1-table_45_0">
          <table:table-cell table:style-name="s4888171a1-style_47">
            <text:p text:style-name="s4888171a1-style_48"><text:span text:style-name="s4888171a1-style_49">PROGRAMACIÓ DIDÀCTICA GENERAL DE MÒDUL PROFESSIONAL</text:span></text:p>
          </table:table-cell>
        </table:table-row>
      </table:table>
      <table:table table:style-name="s4888171a1-style_50" xml:id="s4888171a1-table_51">
        <table:table-column table:number-columns-repeated="1"/>
        <table:table-row table:style-name="s4888171a1-style_52" xml:id="s4888171a1-table_51_0">
          <table:table-cell table:style-name="s4888171a1-style_53">
            <text:p text:style-name="s4888171a1-style_54"><text:span text:style-name="s4888171a1-style_55">Nom del Cicle Formatiu</text:span></text:p>
          </table:table-cell>
        </table:table-row>
        <table:table-row table:style-name="s4888171a1-style_56" xml:id="s4888171a1-table_51_1">
          <table:table-cell table:style-name="s4888171a1-style_57">
            <text:p text:style-name="s4888171a1-style_58"><text:span text:style-name="s4888171a1-style_59">CFPM Desenvolupament Web (LOE)</text:span></text:p>
          </table:table-cell>
        </table:table-row>
      </table:table>
      <table:table table:style-name="s4888171a1-style_60" xml:id="s4888171a1-table_61">
        <table:table-column table:number-columns-repeated="1"/>
        <table:table-row table:style-name="s4888171a1-style_62" xml:id="s4888171a1-table_61_0">
          <table:table-cell table:style-name="s4888171a1-style_63">
            <text:p text:style-name="s4888171a1-style_64"><text:span text:style-name="s4888171a1-style_65">Nom del mòdul professional</text:span></text:p>
          </table:table-cell>
        </table:table-row>
        <table:table-row table:style-name="s4888171a1-style_66" xml:id="s4888171a1-table_61_1">
          <table:table-cell table:style-name="s4888171a1-style_67">
            <text:p text:style-name="s4888171a1-style_68"><text:span text:style-name="s4888171a1-style_69">(DW10)M06. Desenvolupament Web en entorn client</text:span></text:p>
          </table:table-cell>
        </table:table-row>
      </table:table>
      <table:table table:style-name="s4888171a1-style_70" xml:id="s4888171a1-table_71">
        <table:table-column table:number-columns-repeated="1"/>
        <table:table-row table:style-name="s4888171a1-style_72" xml:id="s4888171a1-table_71_0">
          <table:table-cell table:style-name="s4888171a1-style_73">
            <text:p text:style-name="s4888171a1-style_74"><text:span text:style-name="s4888171a1-style_75">Curs del cicle</text:span></text:p>
          </table:table-cell>
        </table:table-row>
        <table:table-row table:style-name="s4888171a1-style_76" xml:id="s4888171a1-table_71_1">
          <table:table-cell table:style-name="s4888171a1-style_77">
            <text:p text:style-name="s4888171a1-style_78"><text:span text:style-name="s4888171a1-style_79">Segon curs(UF1-UF2-UF3-UF4)</text:span></text:p>
          </table:table-cell>
        </table:table-row>
      </table:table>
      <table:table table:style-name="s4888171a1-style_80" xml:id="s4888171a1-table_81">
        <table:table-column table:number-columns-repeated="1"/>
        <table:table-row table:style-name="s4888171a1-style_82" xml:id="s4888171a1-table_81_0">
          <table:table-cell table:style-name="s4888171a1-style_83">
            <text:p text:style-name="s4888171a1-style_84"><text:span text:style-name="s4888171a1-style_85">Durada</text:span></text:p>
          </table:table-cell>
        </table:table-row>
        <table:table-row table:style-name="s4888171a1-style_86" xml:id="s4888171a1-table_81_1">
          <table:table-cell table:style-name="s4888171a1-style_87">
            <text:p text:style-name="s4888171a1-style_88"><text:span text:style-name="s4888171a1-style_89">80 hores + 15 lliure disposició</text:span></text:p>
          </table:table-cell>
        </table:table-row>
      </table:table>
      <table:table table:style-name="s4888171a1-style_90" xml:id="s4888171a1-table_91">
        <table:table-column table:number-columns-repeated="1"/>
        <table:table-row table:style-name="s4888171a1-style_92" xml:id="s4888171a1-table_91_0">
          <table:table-cell table:style-name="s4888171a1-style_93">
            <text:p text:style-name="s4888171a1-style_94"><text:span text:style-name="s4888171a1-style_95">Curs</text:span></text:p>
          </table:table-cell>
        </table:table-row>
        <table:table-row table:style-name="s4888171a1-style_96" xml:id="s4888171a1-table_91_1">
          <table:table-cell table:style-name="s4888171a1-style_97">
            <text:p text:style-name="s4888171a1-style_98"><text:span text:style-name="s4888171a1-style_99">2015/2016</text:span></text:p>
          </table:table-cell>
        </table:table-row>
      </table:table>
      <text:p text:style-name="s4888171a1-style_100"><text:span text:style-name="s4888171a1-style_101">ÍNDEX<text:line-break/></text:span><text:span text:style-name="s4888171a1-style_102">GESTIÓ DE LA PROGRAMACIÓ...<text:a text:style-name="s4888171a1-style_103" xlink:href="#modificacions" xlink:type="simple" xlink:show="new" office:title="GESTIÓ DE LA PROGRAMACIÓ" office:target-frame-name="_blank"><text:span text:style-name="s4888171a1-style_104"><text:bookmark-ref text:reference-format="page" text:ref-name="modificacions">press F9 to update</text:bookmark-ref></text:span></text:a><text:line-break/></text:span><text:span text:style-name="s4888171a1-style_212">RELACIÓ D'UNITATS FORMATIVES...<text:a text:style-name="s4888171a1-style_213" xlink:href="#relacio_ufs" xlink:type="simple" xlink:show="new" office:title="RELACIÓ D'UNITATS FORMATIVES" office:target-frame-name="_blank"><text:span text:style-name="s4888171a1-style_214"><text:bookmark-ref text:reference-format="page" text:ref-name="relacio_ufs">press F9 to update</text:bookmark-ref></text:span></text:a><text:line-break/></text:span><text:span text:style-name="s4888171a1-style_282">ESTRATEGIES METODOLÒGIQUES I ORGANITZACIÓ DEL MÒDUL...<text:a text:style-name="s4888171a1-style_283" xlink:href="#estrategies" xlink:type="simple" xlink:show="new" office:title="ESTRATEGIES METODOLÒGIQUES I ORGANITZACIÓ DEL MÒDUL" office:target-frame-name="_blank"><text:span text:style-name="s4888171a1-style_284"><text:bookmark-ref text:reference-format="page" text:ref-name="estrategies">press F9 to update</text:bookmark-ref></text:span></text:a><text:line-break/></text:span><text:span text:style-name="s4888171a1-style_301">AVALUACIÓ/QUALIFICACIÓ/RECUPERACIÓ DEL MP...<text:a text:style-name="s4888171a1-style_302" xlink:href="#avaluacio" xlink:type="simple" xlink:show="new" office:title="AVALUACIÓ/QUALIFICACIÓ/RECUPERACIÓ DEL MP" office:target-frame-name="_blank"><text:span text:style-name="s4888171a1-style_303"><text:bookmark-ref text:reference-format="page" text:ref-name="avaluacio">press F9 to update</text:bookmark-ref></text:span></text:a><text:line-break/></text:span><text:span text:style-name="s4888171a1-style_339">ESPAIS, EQUIPAMENTS I RECURSOS DEL MP...<text:a text:style-name="s4888171a1-style_340" xlink:href="#recursos" xlink:type="simple" xlink:show="new" office:title="ESPAIS, EQUIPAMENTS I RECURSOS DEL MP" office:target-frame-name="_blank"><text:span text:style-name="s4888171a1-style_341"><text:bookmark-ref text:reference-format="page" text:ref-name="recursos">press F9 to update</text:bookmark-ref></text:span></text:a><text:line-break/></text:span><text:span text:style-name="s4888171a1-style_364">PROGRAMACIÓ D'UNITAT FORMATIVA 1...<text:a text:style-name="s4888171a1-style_365" xlink:href="#programacio_uf1" xlink:type="simple" xlink:show="new" office:title="PROGRAMACIÓ D'UNITAT FORMATIVA 1" office:target-frame-name="_blank"><text:span text:style-name="s4888171a1-style_366"><text:bookmark-ref text:reference-format="page" text:ref-name="programacio_uf1">press F9 to update</text:bookmark-ref></text:span></text:a><text:line-break/></text:span><text:span text:style-name="s4888171a1-style_526">PROGRAMACIÓ D'UNITAT FORMATIVA 2...<text:a text:style-name="s4888171a1-style_527" xlink:href="#programacio_uf2" xlink:type="simple" xlink:show="new" office:title="PROGRAMACIÓ D'UNITAT FORMATIVA 2" office:target-frame-name="_blank"><text:span text:style-name="s4888171a1-style_528"><text:bookmark-ref text:reference-format="page" text:ref-name="programacio_uf2">press F9 to update</text:bookmark-ref></text:span></text:a><text:line-break/></text:span><text:span text:style-name="s4888171a1-style_628">PROGRAMACIÓ D'UNITAT FORMATIVA 3...<text:a text:style-name="s4888171a1-style_629" xlink:href="#programacio_uf3" xlink:type="simple" xlink:show="new" office:title="PROGRAMACIÓ D'UNITAT FORMATIVA 3" office:target-frame-name="_blank"><text:span text:style-name="s4888171a1-style_630"><text:bookmark-ref text:reference-format="page" text:ref-name="programacio_uf3">press F9 to update</text:bookmark-ref></text:span></text:a><text:line-break/></text:span><text:span text:style-name="s4888171a1-style_722">PROGRAMACIÓ D'UNITAT FORMATIVA 4...<text:a text:style-name="s4888171a1-style_723" xlink:href="#programacio_uf4" xlink:type="simple" xlink:show="new" office:title="PROGRAMACIÓ D'UNITAT FORMATIVA 4" office:target-frame-name="_blank"><text:span text:style-name="s4888171a1-style_724"><text:bookmark-ref text:reference-format="page" text:ref-name="programacio_uf4">press F9 to update</text:bookmark-ref></text:span></text:a><text:line-break/></text:span></text:p>
      <text:p text:style-name="s4888171a1-style_105"><text:bookmark-start text:name="modificacions"/><text:span text:style-name="s4888171a1-style_106"/><text:bookmark-end text:name="modificacions"/><text:span text:style-name="s4888171a1-style_107">1 . GESTIÓ DE LA PROGRAMACIÓ</text:span></text:p>
      <table:table table:style-name="s4888171a1-style_108" xml:id="s4888171a1-table_109">
        <table:table-column table:number-columns-repeated="4"/>
        <table:table-row table:style-name="s4888171a1-style_110" xml:id="s4888171a1-table_109_0">
          <table:table-cell table:style-name="s4888171a1-style_111">
            <text:p text:style-name="s4888171a1-style_112"><text:span text:style-name="s4888171a1-style_113"/></text:p>
          </table:table-cell>
          <table:table-cell table:style-name="s4888171a1-style_114">
            <text:p text:style-name="s4888171a1-style_115"><text:span text:style-name="s4888171a1-style_116">Realitzat per: </text:span></text:p>
          </table:table-cell>
          <table:table-cell table:style-name="s4888171a1-style_117">
            <text:p text:style-name="s4888171a1-style_118"><text:span text:style-name="s4888171a1-style_119">Revisat per: </text:span></text:p>
          </table:table-cell>
          <table:table-cell table:style-name="s4888171a1-style_120">
            <text:p text:style-name="s4888171a1-style_121"><text:span text:style-name="s4888171a1-style_122">Aprovat per: </text:span></text:p>
          </table:table-cell>
        </table:table-row>
        <table:table-row table:style-name="s4888171a1-style_123" xml:id="s4888171a1-table_109_1">
          <table:table-cell table:style-name="s4888171a1-style_124">
            <text:p text:style-name="s4888171a1-style_125"><text:span text:style-name="s4888171a1-style_126">Nom i cognoms</text:span></text:p>
          </table:table-cell>
          <table:table-cell table:style-name="s4888171a1-style_127">
            <text:p text:style-name="s4888171a1-style_128"><text:span text:style-name="s4888171a1-style_129">Steve Stifler</text:span></text:p>
          </table:table-cell>
          <table:table-cell table:style-name="s4888171a1-style_130">
            <text:p text:style-name="s4888171a1-style_131"/>
          </table:table-cell>
          <table:table-cell table:style-name="s4888171a1-style_132">
            <text:p text:style-name="s4888171a1-style_133"/>
          </table:table-cell>
        </table:table-row>
        <table:table-row table:style-name="s4888171a1-style_134" xml:id="s4888171a1-table_109_2">
          <table:table-cell table:style-name="s4888171a1-style_135">
            <text:p text:style-name="s4888171a1-style_136"><text:span text:style-name="s4888171a1-style_137">Càrrec</text:span></text:p>
          </table:table-cell>
          <table:table-cell table:style-name="s4888171a1-style_138">
            <text:p text:style-name="s4888171a1-style_139"><text:span text:style-name="s4888171a1-style_140"/></text:p>
          </table:table-cell>
          <table:table-cell table:style-name="s4888171a1-style_141">
            <text:p text:style-name="s4888171a1-style_142"><text:span text:style-name="s4888171a1-style_143"/></text:p>
          </table:table-cell>
          <table:table-cell table:style-name="s4888171a1-style_144">
            <text:p text:style-name="s4888171a1-style_145"><text:span text:style-name="s4888171a1-style_146"/></text:p>
          </table:table-cell>
        </table:table-row>
        <table:table-row table:style-name="s4888171a1-style_147" xml:id="s4888171a1-table_109_3">
          <table:table-cell table:style-name="s4888171a1-style_148">
            <text:p text:style-name="s4888171a1-style_149"><text:span text:style-name="s4888171a1-style_150">Data</text:span></text:p>
          </table:table-cell>
          <table:table-cell table:style-name="s4888171a1-style_151">
            <text:p text:style-name="s4888171a1-style_152"><text:span text:style-name="s4888171a1-style_153">2016-06-06</text:span></text:p>
          </table:table-cell>
          <table:table-cell table:style-name="s4888171a1-style_154">
            <text:p text:style-name="s4888171a1-style_155"><text:span text:style-name="s4888171a1-style_156"/></text:p>
          </table:table-cell>
          <table:table-cell table:style-name="s4888171a1-style_157">
            <text:p text:style-name="s4888171a1-style_158"><text:span text:style-name="s4888171a1-style_159"/></text:p>
          </table:table-cell>
        </table:table-row>
        <table:table-row table:style-name="s4888171a1-style_160" xml:id="s4888171a1-table_109_4">
          <table:table-cell table:style-name="s4888171a1-style_161">
            <text:p text:style-name="s4888171a1-style_162"><text:span text:style-name="s4888171a1-style_163">Signatura</text:span></text:p>
          </table:table-cell>
          <table:table-cell table:style-name="s4888171a1-style_164" table:number-rows-spanned="3"/>
          <table:table-cell table:style-name="s4888171a1-style_165" table:number-rows-spanned="3"/>
          <table:table-cell table:style-name="s4888171a1-style_166" table:number-rows-spanned="3"/>
        </table:table-row>
      </table:table>
      <table:table table:style-name="s4888171a1-style_167" xml:id="s4888171a1-table_168">
        <table:table-column table:number-columns-repeated="4"/>
        <table:table-row table:style-name="s4888171a1-style_169" xml:id="s4888171a1-table_168_0">
          <table:table-cell table:style-name="s4888171a1-style_170" table:number-columns-spanned="4">
            <text:p text:style-name="s4888171a1-style_171"><text:span text:style-name="s4888171a1-style_172">Llistat de les modificacions</text:span></text:p>
          </table:table-cell>
          <table:covered-table-cell/>
          <table:covered-table-cell/>
          <table:covered-table-cell/>
        </table:table-row>
        <table:table-row table:style-name="s4888171a1-style_173" xml:id="s4888171a1-table_168_1">
          <table:table-cell table:style-name="s4888171a1-style_174">
            <text:p text:style-name="s4888171a1-style_175"><text:span text:style-name="s4888171a1-style_176">Versió</text:span></text:p>
          </table:table-cell>
          <table:table-cell table:style-name="s4888171a1-style_177">
            <text:p text:style-name="s4888171a1-style_178"><text:span text:style-name="s4888171a1-style_179">Revisió</text:span></text:p>
          </table:table-cell>
          <table:table-cell table:style-name="s4888171a1-style_180">
            <text:p text:style-name="s4888171a1-style_181"><text:span text:style-name="s4888171a1-style_182">Descripció de la modificació</text:span></text:p>
          </table:table-cell>
          <table:table-cell table:style-name="s4888171a1-style_183">
            <text:p text:style-name="s4888171a1-style_184"><text:span text:style-name="s4888171a1-style_185">Aprovació</text:span></text:p>
          </table:table-cell>
        </table:table-row>
        <table:table-row table:style-name="s4888171a1-style_186" xml:id="s4888171a1-table_168_2">
          <table:table-cell table:style-name="s4888171a1-style_187">
            <text:p text:style-name="s4888171a1-style_188"><text:span text:style-name="s4888171a1-style_189">1</text:span></text:p>
          </table:table-cell>
          <table:table-cell table:style-name="s4888171a1-style_190">
            <text:p text:style-name="s4888171a1-style_191"><text:span text:style-name="s4888171a1-style_192">2016-06-06</text:span></text:p>
          </table:table-cell>
          <table:table-cell table:style-name="s4888171a1-style_193">
            <text:p text:style-name="s4888171a1-style_194"><text:span text:style-name="s4888171a1-style_195">Creació del document.</text:span></text:p>
          </table:table-cell>
          <table:table-cell table:style-name="s4888171a1-style_196">
            <text:p text:style-name="s4888171a1-style_197"><text:span text:style-name="s4888171a1-style_198"/></text:p>
          </table:table-cell>
        </table:table-row>
        <table:table-row table:style-name="s4888171a1-style_199" xml:id="s4888171a1-table_168_3">
          <table:table-cell table:style-name="s4888171a1-style_200">
            <text:p text:style-name="s4888171a1-style_201"><text:span text:style-name="s4888171a1-style_202">2</text:span></text:p>
          </table:table-cell>
          <table:table-cell table:style-name="s4888171a1-style_203">
            <text:p text:style-name="s4888171a1-style_204"><text:span text:style-name="s4888171a1-style_205">2016-06-06</text:span></text:p>
          </table:table-cell>
          <table:table-cell table:style-name="s4888171a1-style_206">
            <text:p text:style-name="s4888171a1-style_207"><text:span text:style-name="s4888171a1-style_208">S´ha afegit els recursos del módul profesional.</text:span></text:p>
          </table:table-cell>
          <table:table-cell table:style-name="s4888171a1-style_209">
            <text:p text:style-name="s4888171a1-style_210"><text:span text:style-name="s4888171a1-style_211"/></text:p>
          </table:table-cell>
        </table:table-row>
      </table:table>
      <text:p text:style-name="s4888171a1-style_215"><text:bookmark-start text:name="relacio_ufs"/><text:span text:style-name="s4888171a1-style_216"/><text:bookmark-end text:name="relacio_ufs"/><text:span text:style-name="s4888171a1-style_217">2 . RELACIÓ D'UNITATS FORMATIVES</text:span></text:p>
      <table:table table:style-name="s4888171a1-style_218" xml:id="s4888171a1-table_219">
        <table:table-column table:number-columns-repeated="5"/>
        <table:table-row table:style-name="s4888171a1-style_220" xml:id="s4888171a1-table_219_0">
          <table:table-cell table:style-name="s4888171a1-style_221" table:number-columns-spanned="5">
            <text:p text:style-name="s4888171a1-style_222"><text:span text:style-name="s4888171a1-style_223">Relació d'unitats formatives</text:span></text:p>
          </table:table-cell>
          <table:covered-table-cell/>
          <table:covered-table-cell/>
          <table:covered-table-cell/>
          <table:covered-table-cell/>
        </table:table-row>
        <table:table-row table:style-name="s4888171a1-style_224" xml:id="s4888171a1-table_219_1">
          <table:table-cell table:style-name="s4888171a1-style_225" table:number-columns-spanned="3">
            <text:p text:style-name="s4888171a1-style_226"><text:span text:style-name="s4888171a1-style_227">Nom de la Unitat formativa</text:span></text:p>
          </table:table-cell>
          <table:covered-table-cell/>
          <table:covered-table-cell/>
          <table:table-cell table:style-name="s4888171a1-style_228">
            <text:p text:style-name="s4888171a1-style_229"><text:span text:style-name="s4888171a1-style_230">H. mín + hlld</text:span></text:p>
          </table:table-cell>
          <table:table-cell table:style-name="s4888171a1-style_231">
            <text:p text:style-name="s4888171a1-style_232"><text:span text:style-name="s4888171a1-style_233">Durada</text:span></text:p>
          </table:table-cell>
        </table:table-row>
        <table:table-row table:style-name="s4888171a1-style_234" xml:id="s4888171a1-table_219_2">
          <table:table-cell table:style-name="s4888171a1-style_235" table:number-columns-spanned="3">
            <text:p text:style-name="s4888171a1-style_236"><text:span text:style-name="s4888171a1-style_237">UF1. Sintaxi del llenguatge. Objectes predefinits del llengu</text:span></text:p>
          </table:table-cell>
          <table:covered-table-cell/>
          <table:covered-table-cell/>
          <table:table-cell table:style-name="s4888171a1-style_238">
            <text:p text:style-name="s4888171a1-style_239"><text:span text:style-name="s4888171a1-style_240">10+1</text:span></text:p>
          </table:table-cell>
          <table:table-cell table:style-name="s4888171a1-style_241">
            <text:p text:style-name="s4888171a1-style_242"><text:span text:style-name="s4888171a1-style_243">11</text:span></text:p>
          </table:table-cell>
        </table:table-row>
        <table:table-row table:style-name="s4888171a1-style_244" xml:id="s4888171a1-table_219_3">
          <table:table-cell table:style-name="s4888171a1-style_245" table:number-columns-spanned="3">
            <text:p text:style-name="s4888171a1-style_246"><text:span text:style-name="s4888171a1-style_247">UF2. Estructures definides pel programador. Objectes</text:span></text:p>
          </table:table-cell>
          <table:covered-table-cell/>
          <table:covered-table-cell/>
          <table:table-cell table:style-name="s4888171a1-style_248">
            <text:p text:style-name="s4888171a1-style_249"><text:span text:style-name="s4888171a1-style_250">10+1</text:span></text:p>
          </table:table-cell>
          <table:table-cell table:style-name="s4888171a1-style_251">
            <text:p text:style-name="s4888171a1-style_252"><text:span text:style-name="s4888171a1-style_253">11</text:span></text:p>
          </table:table-cell>
        </table:table-row>
        <table:table-row table:style-name="s4888171a1-style_254" xml:id="s4888171a1-table_219_4">
          <table:table-cell table:style-name="s4888171a1-style_255" table:number-columns-spanned="3">
            <text:p text:style-name="s4888171a1-style_256"><text:span text:style-name="s4888171a1-style_257">UF3. Esdeveniments. Manegament de formularis. Model d´object</text:span></text:p>
          </table:table-cell>
          <table:covered-table-cell/>
          <table:covered-table-cell/>
          <table:table-cell table:style-name="s4888171a1-style_258">
            <text:p text:style-name="s4888171a1-style_259"><text:span text:style-name="s4888171a1-style_260">10+3</text:span></text:p>
          </table:table-cell>
          <table:table-cell table:style-name="s4888171a1-style_261">
            <text:p text:style-name="s4888171a1-style_262"><text:span text:style-name="s4888171a1-style_263">13</text:span></text:p>
          </table:table-cell>
        </table:table-row>
        <table:table-row table:style-name="s4888171a1-style_264" xml:id="s4888171a1-table_219_5">
          <table:table-cell table:style-name="s4888171a1-style_265" table:number-columns-spanned="3">
            <text:p text:style-name="s4888171a1-style_266"><text:span text:style-name="s4888171a1-style_267">UF4. Comunicació asíncrona client-servidor</text:span></text:p>
          </table:table-cell>
          <table:covered-table-cell/>
          <table:covered-table-cell/>
          <table:table-cell table:style-name="s4888171a1-style_268">
            <text:p text:style-name="s4888171a1-style_269"><text:span text:style-name="s4888171a1-style_270">10+10</text:span></text:p>
          </table:table-cell>
          <table:table-cell table:style-name="s4888171a1-style_271">
            <text:p text:style-name="s4888171a1-style_272"><text:span text:style-name="s4888171a1-style_273">20</text:span></text:p>
          </table:table-cell>
        </table:table-row>
        <table:table-row table:style-name="s4888171a1-style_274" xml:id="s4888171a1-table_219_6">
          <table:table-cell table:style-name="s4888171a1-style_275" table:number-columns-spanned="3"/>
          <table:covered-table-cell/>
          <table:covered-table-cell/>
          <table:table-cell table:style-name="s4888171a1-style_276">
            <text:p text:style-name="s4888171a1-style_277"><text:span text:style-name="s4888171a1-style_278">Totals</text:span></text:p>
          </table:table-cell>
          <table:table-cell table:style-name="s4888171a1-style_279">
            <text:p text:style-name="s4888171a1-style_280"><text:span text:style-name="s4888171a1-style_281">55h</text:span></text:p>
          </table:table-cell>
        </table:table-row>
      </table:table>
      <text:p text:style-name="s4888171a1-style_285"><text:bookmark-start text:name="estrategies"/><text:span text:style-name="s4888171a1-style_286"/><text:bookmark-end text:name="estrategies"/><text:span text:style-name="s4888171a1-style_287">3. ESTRATEGIES METODOLÒGIQUES I ORGANITZACIÓ DEL MÒDUL<text:line-break/></text:span></text:p>
      <text:p text:style-name="s4888171a1-style_289">Soy el stevemaister:</text:p>
      <text:list text:style-name="s4888171a1-list_291" xml:id="s4888171a1-list_291_0">
        <text:list-item>
          <text:p text:style-name="s4888171a1-style_292"><text:span text:style-name="s4888171a1-style_294">Luigi de luigis</text:span></text:p>
        </text:list-item>
        <text:list-item>
          <text:p text:style-name="s4888171a1-style_295"><text:span text:style-name="s4888171a1-style_297">Melon de melonis</text:span></text:p>
        </text:list-item>
      </text:list>
      <text:p text:style-name="s4888171a1-style_298"><text:span text:style-name="s4888171a1-style_299"><text:span text:style-name="s4888171a1-style_300">Gracias por venir a esta presentación</text:span></text:span></text:p>
      <text:p text:style-name="s4888171a1-style_304"><text:bookmark-start text:name="avaluacio"/><text:span text:style-name="s4888171a1-style_305"/><text:bookmark-end text:name="avaluacio"/><text:span text:style-name="s4888171a1-style_306">4. AVALUACIÓ/QUALIFICACIÓ/RECUPERACIÓ DEL MP<text:line-break/></text:span></text:p>
      <text:p text:style-name="s4888171a1-style_307"><text:span text:style-name="s4888171a1-style_308">Per superar el mòdul professional cal superar independentment les/la 4 UUFF. La qualificació del mòdul professional s'obté segons la següent ponderació:<text:line-break/></text:span></text:p>
      <table:table table:style-name="s4888171a1-style_309" xml:id="s4888171a1-table_310">
        <table:table-column table:number-columns-repeated="1"/>
        <table:table-row table:style-name="s4888171a1-style_311" xml:id="s4888171a1-table_310_0">
          <table:table-cell table:style-name="s4888171a1-style_312">
            <text:p text:style-name="s4888171a1-style_313"><text:span text:style-name="s4888171a1-style_314">Q</text:span><text:span text:style-name="s4888171a1-style_315">MP</text:span><text:span text:style-name="s4888171a1-style_316"> = (</text:span><text:span text:style-name="s4888171a1-style_317">h</text:span><text:span text:style-name="s4888171a1-style_318">UF1</text:span><text:span text:style-name="s4888171a1-style_319">*Q</text:span><text:span text:style-name="s4888171a1-style_320">UF1</text:span><text:span text:style-name="s4888171a1-style_321"> + </text:span><text:span text:style-name="s4888171a1-style_322">h</text:span><text:span text:style-name="s4888171a1-style_323">UF2</text:span><text:span text:style-name="s4888171a1-style_324">*Q</text:span><text:span text:style-name="s4888171a1-style_325">UF2</text:span><text:span text:style-name="s4888171a1-style_326"> + </text:span><text:span text:style-name="s4888171a1-style_327">h</text:span><text:span text:style-name="s4888171a1-style_328">UF3</text:span><text:span text:style-name="s4888171a1-style_329">*Q</text:span><text:span text:style-name="s4888171a1-style_330">UF3</text:span><text:span text:style-name="s4888171a1-style_331"> + </text:span><text:span text:style-name="s4888171a1-style_332">h</text:span><text:span text:style-name="s4888171a1-style_333">UF4</text:span><text:span text:style-name="s4888171a1-style_334">*Q</text:span><text:span text:style-name="s4888171a1-style_335">UF4</text:span><text:span text:style-name="s4888171a1-style_336">)/Hores totals MP</text:span></text:p>
          </table:table-cell>
        </table:table-row>
      </table:table>
      <text:p text:style-name="s4888171a1-style_337"><text:line-break/><text:span text:style-name="s4888171a1-style_338">Si un alumne no supera qualsevol UF (nota inferior a 5) haurà de presentar-se a una prova extraordinària de recuperació que constarà d'un examen de tots els continguts impartits en aquella UF.<text:line-break/></text:span></text:p>
      <text:p text:style-name="s4888171a1-style_342"><text:bookmark-start text:name="recursos"/><text:span text:style-name="s4888171a1-style_343"/><text:bookmark-end text:name="recursos"/><text:span text:style-name="s4888171a1-style_344">5. ESPAIS, EQUIPAMENTS I RECURSOS DEL MP<text:line-break/></text:span></text:p>
      <text:p text:style-name="s4888171a1-style_346">Soy el stevemaister:</text:p>
      <text:list text:style-name="s4888171a1-list_348" xml:id="s4888171a1-list_348_0">
        <text:list-item>
          <text:p text:style-name="s4888171a1-style_349"><text:span text:style-name="s4888171a1-style_351">Luigi de luigis</text:span></text:p>
        </text:list-item>
        <text:list-item>
          <text:p text:style-name="s4888171a1-style_352"><text:span text:style-name="s4888171a1-style_354">Melon de melonis</text:span></text:p>
        </text:list-item>
      </text:list>
      <text:p text:style-name="s4888171a1-style_355"><text:span text:style-name="s4888171a1-style_356"><text:span text:style-name="s4888171a1-style_357">Gracias por venir a esta presentación</text:span></text:span></text:p>
      <text:p text:style-name="s4888171a1-style_358"><text:span text:style-name="s4888171a1-style_359"><text:span text:style-name="s4888171a1-style_360">kfjsadlkfjsldkfjsdklfjl Añadir algo más</text:span></text:span></text:p>
      <text:p text:style-name="s4888171a1-style_361"><text:span text:style-name="s4888171a1-style_362"><text:span text:style-name="s4888171a1-style_363">Helena Nito del Bosque</text:span></text:span></text:p>
      <text:p text:style-name="s4888171a1-style_367"><text:bookmark-start text:name="programacio_uf1"/><text:span text:style-name="s4888171a1-style_368"/><text:bookmark-end text:name="programacio_uf1"/><text:span text:style-name="s4888171a1-style_369">6. PROGRAMACIÓ D'UNITAT FORMATIVA 1</text:span></text:p>
      <text:p text:style-name="s4888171a1-style_370"><text:span text:style-name="s4888171a1-style_371">6.1 Resultats d'aprenentatge, Criteris d'avaluació i continguts </text:span></text:p>
      <table:table table:style-name="s4888171a1-style_372" xml:id="s4888171a1-table_373">
        <table:table-column table:number-columns-repeated="1"/>
        <table:table-row table:style-name="s4888171a1-style_374" xml:id="s4888171a1-table_373_0">
          <table:table-cell table:style-name="s4888171a1-style_375">
            <text:p text:style-name="s4888171a1-style_376"><text:span text:style-name="s4888171a1-style_377">UF1. Sintaxi del llenguatge. Objectes predefinits del llengu</text:span></text:p>
          </table:table-cell>
        </table:table-row>
        <table:table-row table:style-name="s4888171a1-style_378" xml:id="s4888171a1-table_373_1">
          <table:table-cell table:style-name="s4888171a1-style_379">
            <text:p text:style-name="s4888171a1-style_380"><text:span text:style-name="s4888171a1-style_381">RA1. Selecciona les arquitectures i tecnologies de programació sobre clients web, identificant i analitzant les capacitats i característiques de cadascuna.</text:span></text:p>
          </table:table-cell>
        </table:table-row>
        <table:table-row table:style-name="s4888171a1-style_382" xml:id="s4888171a1-table_373_2">
          <table:table-cell table:style-name="s4888171a1-style_383">
            <text:p text:style-name="s4888171a1-style_384"><text:span text:style-name="s4888171a1-style_385">Criteris d'avaluació</text:span></text:p>
          </table:table-cell>
        </table:table-row>
        <table:table-row table:style-name="s4888171a1-style_386" xml:id="s4888171a1-table_373_3">
          <table:table-cell table:style-name="s4888171a1-style_387">
            <text:p text:style-name="s4888171a1-style_388"><text:span text:style-name="s4888171a1-style_389">a) Caracteritza i diferencia els models d’execució de codi al servidor i al client web. </text:span></text:p>
          </table:table-cell>
        </table:table-row>
        <table:table-row table:style-name="s4888171a1-style_390" xml:id="s4888171a1-table_373_4">
          <table:table-cell table:style-name="s4888171a1-style_391">
            <text:p text:style-name="s4888171a1-style_392"><text:span text:style-name="s4888171a1-style_393">b) Identifica les capacitats i els mecanismes d’execució de codi dels navegadors web.</text:span></text:p>
          </table:table-cell>
        </table:table-row>
        <table:table-row table:style-name="s4888171a1-style_394" xml:id="s4888171a1-table_373_5">
          <table:table-cell table:style-name="s4888171a1-style_395">
            <text:p text:style-name="s4888171a1-style_396"><text:span text:style-name="s4888171a1-style_397">c) Identifica i caracteritza els principals llenguatges relacionats amb la programació de clients web.</text:span></text:p>
          </table:table-cell>
        </table:table-row>
        <table:table-row table:style-name="s4888171a1-style_398" xml:id="s4888171a1-table_373_6">
          <table:table-cell table:style-name="s4888171a1-style_399">
            <text:p text:style-name="s4888171a1-style_400"><text:span text:style-name="s4888171a1-style_401">d) Reconeix les particularitats de la programació de guions i els seus avantatges i desavantatges sobre la
programació tradicional.</text:span></text:p>
          </table:table-cell>
        </table:table-row>
        <table:table-row table:style-name="s4888171a1-style_402" xml:id="s4888171a1-table_373_7">
          <table:table-cell table:style-name="s4888171a1-style_403">
            <text:p text:style-name="s4888171a1-style_404"><text:span text:style-name="s4888171a1-style_405">e) Verifica els mecanismes d’integració dels llenguatges de marques amb els llenguatges de programació de
clients web.</text:span></text:p>
          </table:table-cell>
        </table:table-row>
        <table:table-row table:style-name="s4888171a1-style_406" xml:id="s4888171a1-table_373_8">
          <table:table-cell table:style-name="s4888171a1-style_407">
            <text:p text:style-name="s4888171a1-style_408"><text:span text:style-name="s4888171a1-style_409">Continguts</text:span></text:p>
          </table:table-cell>
        </table:table-row>
        <table:table-row table:style-name="s4888171a1-style_410" xml:id="s4888171a1-table_373_9">
          <table:table-cell table:style-name="s4888171a1-style_411">
            <text:p text:style-name="s4888171a1-style_412"><text:span text:style-name="s4888171a1-style_413">a) Models d´execució de codi</text:span></text:p>
          </table:table-cell>
        </table:table-row>
        <table:table-row table:style-name="s4888171a1-style_414" xml:id="s4888171a1-table_373_10">
          <table:table-cell table:style-name="s4888171a1-style_415">
            <text:p text:style-name="s4888171a1-style_416"><text:span text:style-name="s4888171a1-style_417">b) Mecanismes d´execució de codi en un navegador web.</text:span></text:p>
          </table:table-cell>
        </table:table-row>
        <table:table-row table:style-name="s4888171a1-style_418" xml:id="s4888171a1-table_373_11">
          <table:table-cell table:style-name="s4888171a1-style_419">
            <text:p text:style-name="s4888171a1-style_420"><text:span text:style-name="s4888171a1-style_421">c) Capacitats i limitacions d´execució.</text:span></text:p>
          </table:table-cell>
        </table:table-row>
        <table:table-row table:style-name="s4888171a1-style_422" xml:id="s4888171a1-table_373_12">
          <table:table-cell table:style-name="s4888171a1-style_423">
            <text:p text:style-name="s4888171a1-style_424"><text:span text:style-name="s4888171a1-style_425">d) Llenguatges de programació en entorn client.</text:span></text:p>
          </table:table-cell>
        </table:table-row>
        <table:table-row table:style-name="s4888171a1-style_426" xml:id="s4888171a1-table_373_13">
          <table:table-cell table:style-name="s4888171a1-style_427">
            <text:p text:style-name="s4888171a1-style_428"><text:span text:style-name="s4888171a1-style_429">e) Programació de guions </text:span></text:p>
          </table:table-cell>
        </table:table-row>
        <table:table-row table:style-name="s4888171a1-style_430" xml:id="s4888171a1-table_373_14">
          <table:table-cell table:style-name="s4888171a1-style_431">
            <text:p text:style-name="s4888171a1-style_432"><text:span text:style-name="s4888171a1-style_433">RA2. Selecciona les arquitectures i tecnologies de programació sobre clients web, identificant i analitzant les capacitats i característiques de cadascuna.</text:span></text:p>
          </table:table-cell>
        </table:table-row>
        <table:table-row table:style-name="s4888171a1-style_434" xml:id="s4888171a1-table_373_15">
          <table:table-cell table:style-name="s4888171a1-style_435">
            <text:p text:style-name="s4888171a1-style_436"><text:span text:style-name="s4888171a1-style_437">Criteris d'avaluació</text:span></text:p>
          </table:table-cell>
        </table:table-row>
        <table:table-row table:style-name="s4888171a1-style_438" xml:id="s4888171a1-table_373_16">
          <table:table-cell table:style-name="s4888171a1-style_439">
            <text:p text:style-name="s4888171a1-style_440"><text:span text:style-name="s4888171a1-style_441">a) Selecciona un llenguatge de programació de clients web en funció de les seves possibilitats.</text:span></text:p>
          </table:table-cell>
        </table:table-row>
        <table:table-row table:style-name="s4888171a1-style_442" xml:id="s4888171a1-table_373_17">
          <table:table-cell table:style-name="s4888171a1-style_443">
            <text:p text:style-name="s4888171a1-style_444"><text:span text:style-name="s4888171a1-style_445">b) Utilitza els diferents tipus de variables i operadors disponibles en el llenguatge.</text:span></text:p>
          </table:table-cell>
        </table:table-row>
        <table:table-row table:style-name="s4888171a1-style_446" xml:id="s4888171a1-table_373_18">
          <table:table-cell table:style-name="s4888171a1-style_447">
            <text:p text:style-name="s4888171a1-style_448"><text:span text:style-name="s4888171a1-style_449">c) Identifica els àmbits d’utilització de les variables.</text:span></text:p>
          </table:table-cell>
        </table:table-row>
        <table:table-row table:style-name="s4888171a1-style_450" xml:id="s4888171a1-table_373_19">
          <table:table-cell table:style-name="s4888171a1-style_451">
            <text:p text:style-name="s4888171a1-style_452"><text:span text:style-name="s4888171a1-style_453">d) Reconeix i comprova les peculiaritats del llenguatge respecte a les conversions entre diferents tipus de
dades.</text:span></text:p>
          </table:table-cell>
        </table:table-row>
        <table:table-row table:style-name="s4888171a1-style_454" xml:id="s4888171a1-table_373_20">
          <table:table-cell table:style-name="s4888171a1-style_455">
            <text:p text:style-name="s4888171a1-style_456"><text:span text:style-name="s4888171a1-style_457">e) Utilitza mecanismes de decisió en la creació de blocs de sentències.</text:span></text:p>
          </table:table-cell>
        </table:table-row>
        <table:table-row table:style-name="s4888171a1-style_458" xml:id="s4888171a1-table_373_21">
          <table:table-cell table:style-name="s4888171a1-style_459">
            <text:p text:style-name="s4888171a1-style_460"><text:span text:style-name="s4888171a1-style_461">Continguts</text:span></text:p>
          </table:table-cell>
        </table:table-row>
        <table:table-row table:style-name="s4888171a1-style_462" xml:id="s4888171a1-table_373_22">
          <table:table-cell table:style-name="s4888171a1-style_463">
            <text:p text:style-name="s4888171a1-style_464"><text:span text:style-name="s4888171a1-style_465">a) Selecció de llenguatge de programació de clients web. </text:span></text:p>
          </table:table-cell>
        </table:table-row>
        <table:table-row table:style-name="s4888171a1-style_466" xml:id="s4888171a1-table_373_23">
          <table:table-cell table:style-name="s4888171a1-style_467">
            <text:p text:style-name="s4888171a1-style_468"><text:span text:style-name="s4888171a1-style_469">b) Variables.</text:span></text:p>
          </table:table-cell>
        </table:table-row>
        <table:table-row table:style-name="s4888171a1-style_470" xml:id="s4888171a1-table_373_24">
          <table:table-cell table:style-name="s4888171a1-style_471">
            <text:p text:style-name="s4888171a1-style_472"><text:span text:style-name="s4888171a1-style_473">c) Tipus de dades.</text:span></text:p>
          </table:table-cell>
        </table:table-row>
        <table:table-row table:style-name="s4888171a1-style_474" xml:id="s4888171a1-table_373_25">
          <table:table-cell table:style-name="s4888171a1-style_475">
            <text:p text:style-name="s4888171a1-style_476"><text:span text:style-name="s4888171a1-style_477">d) Assignacions.</text:span></text:p>
          </table:table-cell>
        </table:table-row>
        <table:table-row table:style-name="s4888171a1-style_478" xml:id="s4888171a1-table_373_26">
          <table:table-cell table:style-name="s4888171a1-style_479">
            <text:p text:style-name="s4888171a1-style_480"><text:span text:style-name="s4888171a1-style_481">e) Operadors.</text:span></text:p>
          </table:table-cell>
        </table:table-row>
        <table:table-row table:style-name="s4888171a1-style_482" xml:id="s4888171a1-table_373_27">
          <table:table-cell table:style-name="s4888171a1-style_483">
            <text:p text:style-name="s4888171a1-style_484"><text:span text:style-name="s4888171a1-style_485">RA3. Selecciona les arquitectures i tecnologies de programació sobre clients web, identificant i analitzant les capacitats i característiques de cadascuna.</text:span></text:p>
          </table:table-cell>
        </table:table-row>
        <table:table-row table:style-name="s4888171a1-style_486" xml:id="s4888171a1-table_373_28">
          <table:table-cell table:style-name="s4888171a1-style_487">
            <text:p text:style-name="s4888171a1-style_488"><text:span text:style-name="s4888171a1-style_489">Criteris d'avaluació</text:span></text:p>
          </table:table-cell>
        </table:table-row>
        <table:table-row table:style-name="s4888171a1-style_490" xml:id="s4888171a1-table_373_29">
          <table:table-cell table:style-name="s4888171a1-style_491">
            <text:p text:style-name="s4888171a1-style_492"><text:span text:style-name="s4888171a1-style_493">a) Identifica els objectes predefinits del llenguatge.</text:span></text:p>
          </table:table-cell>
        </table:table-row>
        <table:table-row table:style-name="s4888171a1-style_494" xml:id="s4888171a1-table_373_30">
          <table:table-cell table:style-name="s4888171a1-style_495">
            <text:p text:style-name="s4888171a1-style_496"><text:span text:style-name="s4888171a1-style_497">b) Analitza els objectes referents a les finestres del navegador i els documents web que hi contenen.</text:span></text:p>
          </table:table-cell>
        </table:table-row>
        <table:table-row table:style-name="s4888171a1-style_498" xml:id="s4888171a1-table_373_31">
          <table:table-cell table:style-name="s4888171a1-style_499">
            <text:p text:style-name="s4888171a1-style_500"><text:span text:style-name="s4888171a1-style_501">c) Escriu sentències que utilitzin els objectes predefinits del llenguatge per canviar l’aspecte del navegador i el
document que hi conté.</text:span></text:p>
          </table:table-cell>
        </table:table-row>
        <table:table-row table:style-name="s4888171a1-style_502" xml:id="s4888171a1-table_373_32">
          <table:table-cell table:style-name="s4888171a1-style_503">
            <text:p text:style-name="s4888171a1-style_504"><text:span text:style-name="s4888171a1-style_505">d) Genera textos i etiquetes com a resultat de l’execució de codi al navegador.</text:span></text:p>
          </table:table-cell>
        </table:table-row>
        <table:table-row table:style-name="s4888171a1-style_506" xml:id="s4888171a1-table_373_33">
          <table:table-cell table:style-name="s4888171a1-style_507">
            <text:p text:style-name="s4888171a1-style_508"><text:span text:style-name="s4888171a1-style_509">Continguts</text:span></text:p>
          </table:table-cell>
        </table:table-row>
        <table:table-row table:style-name="s4888171a1-style_510" xml:id="s4888171a1-table_373_34">
          <table:table-cell table:style-name="s4888171a1-style_511">
            <text:p text:style-name="s4888171a1-style_512"><text:span text:style-name="s4888171a1-style_513">a) Utilització d´objectes. Objectes nadius del llenguatge.</text:span></text:p>
          </table:table-cell>
        </table:table-row>
        <table:table-row table:style-name="s4888171a1-style_514" xml:id="s4888171a1-table_373_35">
          <table:table-cell table:style-name="s4888171a1-style_515">
            <text:p text:style-name="s4888171a1-style_516"><text:span text:style-name="s4888171a1-style_517">b) Objectes predefinits associats al navegador.</text:span></text:p>
          </table:table-cell>
        </table:table-row>
        <table:table-row table:style-name="s4888171a1-style_518" xml:id="s4888171a1-table_373_36">
          <table:table-cell table:style-name="s4888171a1-style_519">
            <text:p text:style-name="s4888171a1-style_520"><text:span text:style-name="s4888171a1-style_521">c) Gestió de l´aparença de la finestra.</text:span></text:p>
          </table:table-cell>
        </table:table-row>
        <table:table-row table:style-name="s4888171a1-style_522" xml:id="s4888171a1-table_373_37">
          <table:table-cell table:style-name="s4888171a1-style_523">
            <text:p text:style-name="s4888171a1-style_524"><text:span text:style-name="s4888171a1-style_525">d) Generació de text i elements HTML des de codi.</text:span></text:p>
          </table:table-cell>
        </table:table-row>
      </table:table>
      <text:p text:style-name="s4888171a1-style_529"><text:bookmark-start text:name="programacio_uf2"/><text:span text:style-name="s4888171a1-style_530"/><text:bookmark-end text:name="programacio_uf2"/><text:span text:style-name="s4888171a1-style_531">7. PROGRAMACIÓ D'UNITAT FORMATIVA 2</text:span></text:p>
      <text:p text:style-name="s4888171a1-style_532"><text:span text:style-name="s4888171a1-style_533">7.1 Resultats d'aprenentatge, Criteris d'avaluació i continguts </text:span></text:p>
      <table:table table:style-name="s4888171a1-style_534" xml:id="s4888171a1-table_535">
        <table:table-column table:number-columns-repeated="1"/>
        <table:table-row table:style-name="s4888171a1-style_536" xml:id="s4888171a1-table_535_0">
          <table:table-cell table:style-name="s4888171a1-style_537">
            <text:p text:style-name="s4888171a1-style_538"><text:span text:style-name="s4888171a1-style_539">UF2. Estructures definides pel programador. Objectes</text:span></text:p>
          </table:table-cell>
        </table:table-row>
        <table:table-row table:style-name="s4888171a1-style_540" xml:id="s4888171a1-table_535_1">
          <table:table-cell table:style-name="s4888171a1-style_541">
            <text:p text:style-name="s4888171a1-style_542"><text:span text:style-name="s4888171a1-style_543">RA1. Desenvolupa aplicacions web interactives integrant mecanismes de maneig d´esdeveniments.</text:span></text:p>
          </table:table-cell>
        </table:table-row>
        <table:table-row table:style-name="s4888171a1-style_544" xml:id="s4888171a1-table_535_2">
          <table:table-cell table:style-name="s4888171a1-style_545">
            <text:p text:style-name="s4888171a1-style_546"><text:span text:style-name="s4888171a1-style_547">Criteris d'avaluació</text:span></text:p>
          </table:table-cell>
        </table:table-row>
        <table:table-row table:style-name="s4888171a1-style_548" xml:id="s4888171a1-table_535_3">
          <table:table-cell table:style-name="s4888171a1-style_549">
            <text:p text:style-name="s4888171a1-style_550"><text:span text:style-name="s4888171a1-style_551">a) Classifica i utilitza les funcions predefinides del llenguatge.</text:span></text:p>
          </table:table-cell>
        </table:table-row>
        <table:table-row table:style-name="s4888171a1-style_552" xml:id="s4888171a1-table_535_4">
          <table:table-cell table:style-name="s4888171a1-style_553">
            <text:p text:style-name="s4888171a1-style_554"><text:span text:style-name="s4888171a1-style_555">b) Crea i utilitza funcions definides per l’usuari.</text:span></text:p>
          </table:table-cell>
        </table:table-row>
        <table:table-row table:style-name="s4888171a1-style_556" xml:id="s4888171a1-table_535_5">
          <table:table-cell table:style-name="s4888171a1-style_557">
            <text:p text:style-name="s4888171a1-style_558"><text:span text:style-name="s4888171a1-style_559">c) Reconeix les característiques del llenguatge relatives a la creació i ús d’arrays.</text:span></text:p>
          </table:table-cell>
        </table:table-row>
        <table:table-row table:style-name="s4888171a1-style_560" xml:id="s4888171a1-table_535_6">
          <table:table-cell table:style-name="s4888171a1-style_561">
            <text:p text:style-name="s4888171a1-style_562"><text:span text:style-name="s4888171a1-style_563">d) Crea i utilitza arrays.</text:span></text:p>
          </table:table-cell>
        </table:table-row>
        <table:table-row table:style-name="s4888171a1-style_564" xml:id="s4888171a1-table_535_7">
          <table:table-cell table:style-name="s4888171a1-style_565">
            <text:p text:style-name="s4888171a1-style_566"><text:span text:style-name="s4888171a1-style_567">Continguts</text:span></text:p>
          </table:table-cell>
        </table:table-row>
        <table:table-row table:style-name="s4888171a1-style_568" xml:id="s4888171a1-table_535_8">
          <table:table-cell table:style-name="s4888171a1-style_569">
            <text:p text:style-name="s4888171a1-style_570"><text:span text:style-name="s4888171a1-style_571">a) Model de gestió d´esdeveniments.</text:span></text:p>
          </table:table-cell>
        </table:table-row>
        <table:table-row table:style-name="s4888171a1-style_572" xml:id="s4888171a1-table_535_9">
          <table:table-cell table:style-name="s4888171a1-style_573">
            <text:p text:style-name="s4888171a1-style_574"><text:span text:style-name="s4888171a1-style_575">b) Captura i ús d´esdeveniments</text:span></text:p>
          </table:table-cell>
        </table:table-row>
        <table:table-row table:style-name="s4888171a1-style_576" xml:id="s4888171a1-table_535_10">
          <table:table-cell table:style-name="s4888171a1-style_577">
            <text:p text:style-name="s4888171a1-style_578"><text:span text:style-name="s4888171a1-style_579">c) Utilització de formularis des de codi.</text:span></text:p>
          </table:table-cell>
        </table:table-row>
        <table:table-row table:style-name="s4888171a1-style_580" xml:id="s4888171a1-table_535_11">
          <table:table-cell table:style-name="s4888171a1-style_581">
            <text:p text:style-name="s4888171a1-style_582"><text:span text:style-name="s4888171a1-style_583">d) Modificació d´aparença i comportament. Utilització de cookies</text:span></text:p>
          </table:table-cell>
        </table:table-row>
        <table:table-row table:style-name="s4888171a1-style_584" xml:id="s4888171a1-table_535_12">
          <table:table-cell table:style-name="s4888171a1-style_585">
            <text:p text:style-name="s4888171a1-style_586"><text:span text:style-name="s4888171a1-style_587">RA2. Desenvolupa aplicacions web interactives integrant mecanismes de maneig d´esdeveniments.</text:span></text:p>
          </table:table-cell>
        </table:table-row>
        <table:table-row table:style-name="s4888171a1-style_588" xml:id="s4888171a1-table_535_13">
          <table:table-cell table:style-name="s4888171a1-style_589">
            <text:p text:style-name="s4888171a1-style_590"><text:span text:style-name="s4888171a1-style_591">Criteris d'avaluació</text:span></text:p>
          </table:table-cell>
        </table:table-row>
        <table:table-row table:style-name="s4888171a1-style_592" xml:id="s4888171a1-table_535_14">
          <table:table-cell table:style-name="s4888171a1-style_593">
            <text:p text:style-name="s4888171a1-style_594"><text:span text:style-name="s4888171a1-style_595">a) Reconeix les possibilitats del llenguatge de marques relatives a la captura dels esdeveniments produïts.</text:span></text:p>
          </table:table-cell>
        </table:table-row>
        <table:table-row table:style-name="s4888171a1-style_596" xml:id="s4888171a1-table_535_15">
          <table:table-cell table:style-name="s4888171a1-style_597">
            <text:p text:style-name="s4888171a1-style_598"><text:span text:style-name="s4888171a1-style_599">b) Identifica les característiques del llenguatge de programació relatives a la gestió dels esdeveniments.</text:span></text:p>
          </table:table-cell>
        </table:table-row>
        <table:table-row table:style-name="s4888171a1-style_600" xml:id="s4888171a1-table_535_16">
          <table:table-cell table:style-name="s4888171a1-style_601">
            <text:p text:style-name="s4888171a1-style_602"><text:span text:style-name="s4888171a1-style_603">c) Diferencia els tipus d’esdeveniments que es poden manejar.</text:span></text:p>
          </table:table-cell>
        </table:table-row>
        <table:table-row table:style-name="s4888171a1-style_604" xml:id="s4888171a1-table_535_17">
          <table:table-cell table:style-name="s4888171a1-style_605">
            <text:p text:style-name="s4888171a1-style_606"><text:span text:style-name="s4888171a1-style_607">d) Crea un codi que capturi i utilitzi esdeveniments.</text:span></text:p>
          </table:table-cell>
        </table:table-row>
        <table:table-row table:style-name="s4888171a1-style_608" xml:id="s4888171a1-table_535_18">
          <table:table-cell table:style-name="s4888171a1-style_609">
            <text:p text:style-name="s4888171a1-style_610"><text:span text:style-name="s4888171a1-style_611">Continguts</text:span></text:p>
          </table:table-cell>
        </table:table-row>
        <table:table-row table:style-name="s4888171a1-style_612" xml:id="s4888171a1-table_535_19">
          <table:table-cell table:style-name="s4888171a1-style_613">
            <text:p text:style-name="s4888171a1-style_614"><text:span text:style-name="s4888171a1-style_615">a) El model d´objectes del document (DOM).</text:span></text:p>
          </table:table-cell>
        </table:table-row>
        <table:table-row table:style-name="s4888171a1-style_616" xml:id="s4888171a1-table_535_20">
          <table:table-cell table:style-name="s4888171a1-style_617">
            <text:p text:style-name="s4888171a1-style_618"><text:span text:style-name="s4888171a1-style_619">b) Objectes del model. Propietats i mètodes dels objectes.</text:span></text:p>
          </table:table-cell>
        </table:table-row>
        <table:table-row table:style-name="s4888171a1-style_620" xml:id="s4888171a1-table_535_21">
          <table:table-cell table:style-name="s4888171a1-style_621">
            <text:p text:style-name="s4888171a1-style_622"><text:span text:style-name="s4888171a1-style_623">c) Accés al document des de codi.</text:span></text:p>
          </table:table-cell>
        </table:table-row>
        <table:table-row table:style-name="s4888171a1-style_624" xml:id="s4888171a1-table_535_22">
          <table:table-cell table:style-name="s4888171a1-style_625">
            <text:p text:style-name="s4888171a1-style_626"><text:span text:style-name="s4888171a1-style_627">d) Programació d´esdeveniments.</text:span></text:p>
          </table:table-cell>
        </table:table-row>
      </table:table>
      <text:p text:style-name="s4888171a1-style_631"><text:bookmark-start text:name="programacio_uf3"/><text:span text:style-name="s4888171a1-style_632"/><text:bookmark-end text:name="programacio_uf3"/><text:span text:style-name="s4888171a1-style_633">8. PROGRAMACIÓ D'UNITAT FORMATIVA 3</text:span></text:p>
      <text:p text:style-name="s4888171a1-style_634"><text:span text:style-name="s4888171a1-style_635">8.1 Resultats d'aprenentatge, Criteris d'avaluació i continguts </text:span></text:p>
      <table:table table:style-name="s4888171a1-style_636" xml:id="s4888171a1-table_637">
        <table:table-column table:number-columns-repeated="1"/>
        <table:table-row table:style-name="s4888171a1-style_638" xml:id="s4888171a1-table_637_0">
          <table:table-cell table:style-name="s4888171a1-style_639">
            <text:p text:style-name="s4888171a1-style_640"><text:span text:style-name="s4888171a1-style_641">UF3. Esdeveniments. Manegament de formularis. Model d´object</text:span></text:p>
          </table:table-cell>
        </table:table-row>
        <table:table-row table:style-name="s4888171a1-style_642" xml:id="s4888171a1-table_637_1">
          <table:table-cell table:style-name="s4888171a1-style_643">
            <text:p text:style-name="s4888171a1-style_644"><text:span text:style-name="s4888171a1-style_645">RA1. Desenvolupa aplicacions web dinàmiques, reconeixent i aplicant mecanismes de comunicació asíncrona entre client i servidor.</text:span></text:p>
          </table:table-cell>
        </table:table-row>
        <table:table-row table:style-name="s4888171a1-style_646" xml:id="s4888171a1-table_637_2">
          <table:table-cell table:style-name="s4888171a1-style_647">
            <text:p text:style-name="s4888171a1-style_648"><text:span text:style-name="s4888171a1-style_649">Criteris d'avaluació</text:span></text:p>
          </table:table-cell>
        </table:table-row>
        <table:table-row table:style-name="s4888171a1-style_650" xml:id="s4888171a1-table_637_3">
          <table:table-cell table:style-name="s4888171a1-style_651">
            <text:p text:style-name="s4888171a1-style_652"><text:span text:style-name="s4888171a1-style_653">a) Reconeix el model d’objectes del document d’una pàgina web.</text:span></text:p>
          </table:table-cell>
        </table:table-row>
        <table:table-row table:style-name="s4888171a1-style_654" xml:id="s4888171a1-table_637_4">
          <table:table-cell table:style-name="s4888171a1-style_655">
            <text:p text:style-name="s4888171a1-style_656"><text:span text:style-name="s4888171a1-style_657">b) Identifica els objectes del model, les seves propietats i els seus mètodes.</text:span></text:p>
          </table:table-cell>
        </table:table-row>
        <table:table-row table:style-name="s4888171a1-style_658" xml:id="s4888171a1-table_637_5">
          <table:table-cell table:style-name="s4888171a1-style_659">
            <text:p text:style-name="s4888171a1-style_660"><text:span text:style-name="s4888171a1-style_661">Continguts</text:span></text:p>
          </table:table-cell>
        </table:table-row>
        <table:table-row table:style-name="s4888171a1-style_662" xml:id="s4888171a1-table_637_6">
          <table:table-cell table:style-name="s4888171a1-style_663">
            <text:p text:style-name="s4888171a1-style_664"><text:span text:style-name="s4888171a1-style_665">a) Mecanismes de comunicació asíncrona.</text:span></text:p>
          </table:table-cell>
        </table:table-row>
        <table:table-row table:style-name="s4888171a1-style_666" xml:id="s4888171a1-table_637_7">
          <table:table-cell table:style-name="s4888171a1-style_667">
            <text:p text:style-name="s4888171a1-style_668"><text:span text:style-name="s4888171a1-style_669">b) Objectes relacionats. Propietats i mètodes dels objectes.</text:span></text:p>
          </table:table-cell>
        </table:table-row>
        <table:table-row table:style-name="s4888171a1-style_670" xml:id="s4888171a1-table_637_8">
          <table:table-cell table:style-name="s4888171a1-style_671">
            <text:p text:style-name="s4888171a1-style_672"><text:span text:style-name="s4888171a1-style_673">RA2. Desenvolupa aplicacions web dinàmiques, reconeixent i aplicant mecanismes de comunicació asíncrona entre client i servidor.</text:span></text:p>
          </table:table-cell>
        </table:table-row>
        <table:table-row table:style-name="s4888171a1-style_674" xml:id="s4888171a1-table_637_9">
          <table:table-cell table:style-name="s4888171a1-style_675">
            <text:p text:style-name="s4888171a1-style_676"><text:span text:style-name="s4888171a1-style_677">Criteris d'avaluació</text:span></text:p>
          </table:table-cell>
        </table:table-row>
        <table:table-row table:style-name="s4888171a1-style_678" xml:id="s4888171a1-table_637_10">
          <table:table-cell table:style-name="s4888171a1-style_679">
            <text:p text:style-name="s4888171a1-style_680"><text:span text:style-name="s4888171a1-style_681">a) Avalua els avantatges i els inconvenients d’utilitzar mecanismes de comunicació asíncrona entre client i
servidor web.</text:span></text:p>
          </table:table-cell>
        </table:table-row>
        <table:table-row table:style-name="s4888171a1-style_682" xml:id="s4888171a1-table_637_11">
          <table:table-cell table:style-name="s4888171a1-style_683">
            <text:p text:style-name="s4888171a1-style_684"><text:span text:style-name="s4888171a1-style_685">b) Analitza els mecanismes disponibles per a l’establiment de la comunicació asíncrona.</text:span></text:p>
          </table:table-cell>
        </table:table-row>
        <table:table-row table:style-name="s4888171a1-style_686" xml:id="s4888171a1-table_637_12">
          <table:table-cell table:style-name="s4888171a1-style_687">
            <text:p text:style-name="s4888171a1-style_688"><text:span text:style-name="s4888171a1-style_689">a) Utilitza els objectes relacionats.</text:span></text:p>
          </table:table-cell>
        </table:table-row>
        <table:table-row table:style-name="s4888171a1-style_690" xml:id="s4888171a1-table_637_13">
          <table:table-cell table:style-name="s4888171a1-style_691">
            <text:p text:style-name="s4888171a1-style_692"><text:span text:style-name="s4888171a1-style_693">b) Identifica les seves propietats i els seus mètodes.</text:span></text:p>
          </table:table-cell>
        </table:table-row>
        <table:table-row table:style-name="s4888171a1-style_694" xml:id="s4888171a1-table_637_14">
          <table:table-cell table:style-name="s4888171a1-style_695">
            <text:p text:style-name="s4888171a1-style_696"><text:span text:style-name="s4888171a1-style_697">a) Utilitza comunicació asíncrona en l’actualització dinàmica del document web.</text:span></text:p>
          </table:table-cell>
        </table:table-row>
        <table:table-row table:style-name="s4888171a1-style_698" xml:id="s4888171a1-table_637_15">
          <table:table-cell table:style-name="s4888171a1-style_699">
            <text:p text:style-name="s4888171a1-style_700"><text:span text:style-name="s4888171a1-style_701">Continguts</text:span></text:p>
          </table:table-cell>
        </table:table-row>
        <table:table-row table:style-name="s4888171a1-style_702" xml:id="s4888171a1-table_637_16">
          <table:table-cell table:style-name="s4888171a1-style_703">
            <text:p text:style-name="s4888171a1-style_704"><text:span text:style-name="s4888171a1-style_705">a) Funcions predefinides del llenguatge.</text:span></text:p>
          </table:table-cell>
        </table:table-row>
        <table:table-row table:style-name="s4888171a1-style_706" xml:id="s4888171a1-table_637_17">
          <table:table-cell table:style-name="s4888171a1-style_707">
            <text:p text:style-name="s4888171a1-style_708"><text:span text:style-name="s4888171a1-style_709">b) Crides a funcions. Definició de funcions.</text:span></text:p>
          </table:table-cell>
        </table:table-row>
        <table:table-row table:style-name="s4888171a1-style_710" xml:id="s4888171a1-table_637_18">
          <table:table-cell table:style-name="s4888171a1-style_711">
            <text:p text:style-name="s4888171a1-style_712"><text:span text:style-name="s4888171a1-style_713">a) Arrays</text:span></text:p>
          </table:table-cell>
        </table:table-row>
        <table:table-row table:style-name="s4888171a1-style_714" xml:id="s4888171a1-table_637_19">
          <table:table-cell table:style-name="s4888171a1-style_715">
            <text:p text:style-name="s4888171a1-style_716"><text:span text:style-name="s4888171a1-style_717">b) Creació d´objectes.</text:span></text:p>
          </table:table-cell>
        </table:table-row>
        <table:table-row table:style-name="s4888171a1-style_718" xml:id="s4888171a1-table_637_20">
          <table:table-cell table:style-name="s4888171a1-style_719">
            <text:p text:style-name="s4888171a1-style_720"><text:span text:style-name="s4888171a1-style_721">a) Definició de mètodes i propietats</text:span></text:p>
          </table:table-cell>
        </table:table-row>
      </table:table>
      <text:p text:style-name="s4888171a1-style_725"><text:bookmark-start text:name="programacio_uf4"/><text:span text:style-name="s4888171a1-style_726"/><text:bookmark-end text:name="programacio_uf4"/><text:span text:style-name="s4888171a1-style_727">9. PROGRAMACIÓ D'UNITAT FORMATIVA 4</text:span></text:p>
      <text:p text:style-name="s4888171a1-style_728"><text:span text:style-name="s4888171a1-style_729">9.1 Resultats d'aprenentatge, Criteris d'avaluació i continguts </text:span></text:p>
      <table:table table:style-name="s4888171a1-style_730" xml:id="s4888171a1-table_731">
        <table:table-column table:number-columns-repeated="1"/>
        <table:table-row table:style-name="s4888171a1-style_732" xml:id="s4888171a1-table_731_0">
          <table:table-cell table:style-name="s4888171a1-style_733">
            <text:p text:style-name="s4888171a1-style_734"><text:span text:style-name="s4888171a1-style_735">UF4. Comunicació asíncrona client-servidor</text:span></text:p>
          </table:table-cell>
        </table:table-row>
        <table:table-row table:style-name="s4888171a1-style_736" xml:id="s4888171a1-table_731_1">
          <table:table-cell table:style-name="s4888171a1-style_737">
            <text:p text:style-name="s4888171a1-style_738"><text:span text:style-name="s4888171a1-style_739">RA1. Programa codi per a clients web analitzant i utilitzant amb accesibilitat</text:span></text:p>
          </table:table-cell>
        </table:table-row>
        <table:table-row table:style-name="s4888171a1-style_740" xml:id="s4888171a1-table_731_2">
          <table:table-cell table:style-name="s4888171a1-style_741">
            <text:p text:style-name="s4888171a1-style_742"><text:span text:style-name="s4888171a1-style_743">Criteris d'avaluació</text:span></text:p>
          </table:table-cell>
        </table:table-row>
        <table:table-row table:style-name="s4888171a1-style_744" xml:id="s4888171a1-table_731_3">
          <table:table-cell table:style-name="s4888171a1-style_745">
            <text:p text:style-name="s4888171a1-style_746"><text:span text:style-name="s4888171a1-style_747">a) Sap el funcionament d´una connexió asincrona</text:span></text:p>
          </table:table-cell>
        </table:table-row>
        <table:table-row table:style-name="s4888171a1-style_748" xml:id="s4888171a1-table_731_4">
          <table:table-cell table:style-name="s4888171a1-style_749">
            <text:p text:style-name="s4888171a1-style_750"><text:span text:style-name="s4888171a1-style_751">Continguts</text:span></text:p>
          </table:table-cell>
        </table:table-row>
        <table:table-row table:style-name="s4888171a1-style_752" xml:id="s4888171a1-table_731_5">
          <table:table-cell table:style-name="s4888171a1-style_753">
            <text:p text:style-name="s4888171a1-style_754"><text:span text:style-name="s4888171a1-style_755">a) Eines per a fer servir la connexió asincrona al servidor</text:span></text:p>
          </table:table-cell>
        </table:table-row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OpenSymbol" svg:font-family="OpenSymbol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style:style style:name="docxpresso_bullet" style:family="text">
      <style:text-properties style:font-name="OpenSymbol" style:font-name-asian="OpenSymbol" style:font-name-complex="OpenSymbol"/>
    </style:style>
  </office:styles>
  <office:automatic-styles>
    <style:page-layout style:name="layout_01">
      <style:page-layout-properties fo:page-width="21cm" fo:page-height="29.7cm" style:print-orientation="portrait" fo:margin-top="63.75pt" fo:margin-left="56.25pt" fo:margin-bottom="63.75pt" fo:margin-right="56.25pt" style:num-format="1" style:writing-mode="lr-tb">
        <style:footnote-sep style:width="0.0035in" style:rel-width="33%" style:color="#000000" style:line-style="solid" style:adjustment="left" style:distance-after-sep="0.25cm" style:distance-before-sep="0.25cm"/>
      </style:page-layout-properties>
      <style:footer-style>
        <style:header-footer-properties style:dynamic-spacing="false"/>
      </style:footer-style>
      <style:header-style>
        <style:header-footer-properties xmlns:fo="urn:oasis:names:tc:opendocument:xmlns:xsl-fo-compatible:1.0" style:dynamic-spacing="false" fo:min-height="3cm" fo:border-top="0.75pt solid #FFFFFF" fo:border-right="0.75pt solid #FFFFFF" fo:border-bottom="0.75pt solid #FFFFFF" fo:border-left="0.75pt solid #FFFFFF"/>
      </style:header-style>
    </style:page-layout>
    <style:style style:name="s4888171a1-style_2" style:family="table">
      <style:table-properties table:border-model="collapsing" table:align="left"/>
    </style:style>
    <style:style style:name="s4888171a1-style_4" style:family="table-row"/>
    <style:style style:name="s4888171a1-style_5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 fo:font-weight="bold"/>
    </style:style>
    <style:style style:name="s4888171a1-style_7" style:family="text"/>
    <style:style style:name="s4888171a1-style_8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 fo:font-weight="bold"/>
    </style:style>
    <style:style style:name="s4888171a1-style_10" style:family="text"/>
    <style:style style:name="s4888171a1-style_1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4888171a1-style_1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 fo:font-weight="bold"/>
    </style:style>
    <style:style style:name="s4888171a1-style_13" style:family="text"/>
    <style:style style:name="s4888171a1-style_14" style:family="table-row"/>
    <style:style style:name="s4888171a1-style_15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1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/>
    </style:style>
    <style:style style:name="s4888171a1-style_17" style:family="text"/>
    <style:style style:name="s4888171a1-style_18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1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/>
    </style:style>
    <style:style style:name="s4888171a1-style_20" style:family="text"/>
    <style:style style:name="s4888171a1-style_21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22" style:family="paragraph">
      <style:paragraph-properties fo:padding-bottom="0pt" fo:padding-left="0pt" fo:padding-right="0pt" fo:padding-top="0pt"/>
    </style:style>
    <style:style style:name="s4888171a1-style_23" style:family="text">
      <style:text-properties fo:font-size="7.5pt"/>
    </style:style>
    <style:style style:name="s4888171a1-style_24" style:family="text">
      <style:text-properties fo:font-size="7.5pt"/>
    </style:style>
    <style:style style:name="s4888171a1-style_25" style:family="text">
      <style:text-properties fo:font-size="7.5pt"/>
    </style:style>
    <style:style style:name="s4888171a1-style_26" style:family="text">
      <style:text-properties fo:font-size="7.5pt"/>
    </style:style>
    <style:style style:name="s4888171a1-style_27" style:family="table-row"/>
    <style:style style:name="s4888171a1-style_28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2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/>
    </style:style>
    <style:style style:name="s4888171a1-style_30" style:family="text"/>
    <style:style style:name="s4888171a1-style_31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3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/>
    </style:style>
    <style:style style:name="s4888171a1-style_33" style:family="text"/>
    <style:style style:name="s4888171a1-style_34" style:family="table-cell">
      <style:table-cell-properties fo:border-top="0.75pt solid #000000" fo:border-right="0.75pt solid #000000" fo:border-bottom="0.75pt solid #000000" fo:border-left="0.75pt solid #000000"/>
    </style:style>
    <style:style style:name="s4888171a1-style_3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/>
    </style:style>
    <style:style style:name="s4888171a1-style_36" style:family="text"/>
    <style:style style:name="s4888171a1-style_37" style:family="table">
      <style:table-properties table:border-model="collapsing" table:align="left"/>
    </style:style>
    <style:style style:name="s4888171a1-style_39" style:family="table-row"/>
    <style:style style:name="s4888171a1-style_40" style:family="table-cell">
      <style:table-cell-properties fo:border-top="0.75pt solid #FFFFFF" fo:border-right="0.75pt solid #FFFFFF" fo:border-bottom="0.75pt solid #FFFFFF" fo:border-left="0.75pt solid #FFFFFF"/>
    </style:style>
    <style:style style:name="s4888171a1-style_41" style:family="paragraph">
      <style:paragraph-properties fo:padding-bottom="0pt" fo:padding-left="0pt" fo:padding-right="0pt" fo:padding-top="0pt"/>
    </style:style>
    <style:style style:name="s4888171a1-style_42" style:family="graphic" style:parent-style-name="defaultGraphicsStyle">
      <style:graphic-properties style:run-through="foreground" style:wrap="parallel" style:vertical-rel="line" draw:auto-grow-height="true" draw:auto-grow-width="true" fo:margin-bottom="0pt" fo:margin-left="0pt" fo:margin-right="0pt" fo:margin-top="0pt" fo:padding-bottom="0pt" fo:padding-left="0pt" fo:padding-right="0pt" fo:padding-top="0pt" draw:stroke="none" fo:border-top="1pt none #000000" fo:border-right="1pt none #000000" fo:border-bottom="1pt none #000000" fo:border-left="1pt none #000000" fo:border="1pt none #000000" fo:background-color="transparent"/>
    </style:style>
    <style:style style:name="s4888171a1-style_43" style:family="graphic" style:parent-style-name="defaultGraphicsStyle">
      <style:graphic-properties style:run-through="foreground" style:wrap="parallel" style:vertical-rel="line" draw:auto-grow-height="true" draw:auto-grow-width="true" fo:margin-bottom="0pt" fo:margin-left="0pt" fo:margin-right="0pt" fo:margin-top="0pt" fo:padding-bottom="0pt" fo:padding-left="0pt" fo:padding-right="0pt" fo:padding-top="0pt" draw:stroke="none" fo:border-top="1pt none #000000" fo:border-right="1pt none #000000" fo:border-bottom="1pt none #000000" fo:border-left="1pt none #000000" fo:border="1pt none #000000" fo:background-color="transparent"/>
    </style:style>
    <style:style style:name="text-s4888171a1-style_43" style:family="paragraph">
      <style:paragraph-properties fo:margin-bottom="0pt" fo:margin-left="0pt" fo:margin-right="0pt" fo:margin-top="0pt" fo:padding-bottom="0pt" fo:padding-left="0pt" fo:padding-right="0pt" fo:padding-top="0pt" svg:width="6.6875in" svg:height="0.88541666666667in" fo:border-top="1pt none #000000" fo:border-right="1pt none #000000" fo:border-bottom="1pt none #000000" fo:border-left="1pt none #000000"/>
      <style:text-properties svg:width="6.6875in" svg:height="0.88541666666667in"/>
    </style:style>
  </office:automatic-styles>
  <office:master-styles>
    <style:master-page style:name="master_01" style:page-layout-name="layout_01">
      <style:footer>
        <table:table table:style-name="s4888171a1-style_2" xml:id="s4888171a1-table_3">
          <table:table-column table:number-columns-repeated="3"/>
          <table:table-row table:style-name="s4888171a1-style_4" xml:id="s4888171a1-table_3_0">
            <table:table-cell table:style-name="s4888171a1-style_5">
              <text:p text:style-name="s4888171a1-style_6"><text:span text:style-name="s4888171a1-style_7">Procès: </text:span></text:p>
            </table:table-cell>
            <table:table-cell table:style-name="s4888171a1-style_8">
              <text:p text:style-name="s4888171a1-style_9"><text:span text:style-name="s4888171a1-style_10">Document: </text:span></text:p>
            </table:table-cell>
            <table:table-cell table:style-name="s4888171a1-style_11">
              <text:p text:style-name="s4888171a1-style_12"><text:span text:style-name="s4888171a1-style_13">Data: 2016-06-06</text:span></text:p>
            </table:table-cell>
          </table:table-row>
          <table:table-row table:style-name="s4888171a1-style_14" xml:id="s4888171a1-table_3_1">
            <table:table-cell table:style-name="s4888171a1-style_15">
              <text:p text:style-name="s4888171a1-style_16"><text:span text:style-name="s4888171a1-style_17">xxx </text:span></text:p>
            </table:table-cell>
            <table:table-cell table:style-name="s4888171a1-style_18">
              <text:p text:style-name="s4888171a1-style_19"><text:span text:style-name="s4888171a1-style_20">programacio_M06-2015-2016</text:span></text:p>
            </table:table-cell>
            <table:table-cell table:style-name="s4888171a1-style_21">
              <text:p text:style-name="s4888171a1-style_22"><text:span text:style-name="s4888171a1-style_23">Pàgina <text:span text:style-name="s4888171a1-style_24"><text:page-number style:num-format="1">press F9 to update</text:page-number></text:span></text:span><text:span text:style-name="s4888171a1-style_25">de <text:span text:style-name="s4888171a1-style_26"><text:page-count style:num-format="1">press F9 to update</text:page-count></text:span></text:span></text:p>
            </table:table-cell>
          </table:table-row>
          <table:table-row table:style-name="s4888171a1-style_27" xml:id="s4888171a1-table_3_2">
            <table:table-cell table:style-name="s4888171a1-style_28">
              <text:p text:style-name="s4888171a1-style_29"><text:span text:style-name="s4888171a1-style_30">Elaborat: </text:span></text:p>
            </table:table-cell>
            <table:table-cell table:style-name="s4888171a1-style_31">
              <text:p text:style-name="s4888171a1-style_32"><text:span text:style-name="s4888171a1-style_33">Revisat: </text:span></text:p>
            </table:table-cell>
            <table:table-cell table:style-name="s4888171a1-style_34">
              <text:p text:style-name="s4888171a1-style_35"><text:span text:style-name="s4888171a1-style_36">Aprovat: </text:span></text:p>
            </table:table-cell>
          </table:table-row>
        </table:table>
      </style:footer>
      <style:header>
        <table:table table:style-name="s4888171a1-style_37" xml:id="s4888171a1-table_38">
          <table:table-column table:number-columns-repeated="1"/>
          <table:table-row table:style-name="s4888171a1-style_39" xml:id="s4888171a1-table_38_0">
            <table:table-cell table:style-name="s4888171a1-style_40">
              <text:p text:style-name="s4888171a1-style_41"><text:span><draw:frame xmlns:draw="urn:oasis:names:tc:opendocument:xmlns:drawing:1.0" xmlns:text="urn:oasis:names:tc:opendocument:xmlns:text:1.0" xmlns:svg="urn:oasis:names:tc:opendocument:xmlns:svg-compatible:1.0" draw:style-name="s4888171a1-style_43" draw:text-style-name="text-s4888171a1-style_43" draw:name="5755bdc19ba6b" text:anchor-type="as-char" svg:width="6.6875in" svg:height="0.88541666666667in"><draw:image xlink:href="media/docsodtimagesheader.png" xlink:type="simple" xlink:show="embed" xlink:actuate="onLoad"/></draw:frame></text:span></text:p>
            </table:table-cell>
          </table:table-row>
        </table:table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HTML52PDF</meta:generator>
    <dc:title/>
    <dc:description/>
    <dc:subject/>
    <meta:initial-creator>HTML52PDF</meta:initial-creator>
    <dc:creator>HTML52PDF</dc:creator>
    <meta:creation-date>2014-05-05T10:12:00Z</meta:creation-date>
    <dc:date>2014-05-05T10:12:00Z</dc:date>
    <meta:template xlink:href="Normal.dotm" xlink:type="simple"/>
    <meta:document-statistic/>
  </office:meta>
</office:document-meta>
</file>